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Consolas" svg:font-family="Consolas" style:font-adornments="Bold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Полужир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justify" style:justify-single-word="false" fo:orphans="0" fo:widows="0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line-height="100%" fo:text-align="justify" style:justify-single-word="false" fo:orphans="0" fo:widows="0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00%" fo:text-align="justify" style:justify-single-word="false" fo:orphans="0" fo:widows="0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00%" fo:text-align="center" style:justify-single-word="false" fo:orphans="0" fo:widows="0" style:text-autospace="non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 fo:orphans="0" fo:widows="0" style:text-autospace="none"/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line-height="100%" fo:text-align="center" style:justify-single-word="false" fo:orphans="0" fo:widows="0" style:text-autospace="non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00%" fo:text-align="end" style:justify-single-word="false" fo:orphans="0" fo:widows="0" style:text-autospace="non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00%" fo:orphans="0" fo:widows="0" style:text-autospace="none"/>
      <style:text-properties fo:font-size="14pt" style:font-size-asian="14pt" style:font-size-complex="14pt"/>
    </style:style>
    <style:style style:name="P10" style:family="paragraph" style:parent-style-name="Standard" style:list-style-name="">
      <style:paragraph-properties fo:line-height="100%" style:text-autospace="non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00%" fo:text-align="center" style:justify-single-word="false" fo:orphans="0" fo:widows="0" style:text-autospace="none"/>
      <style:text-properties fo:font-size="14pt" style:font-size-asian="14pt"/>
    </style:style>
    <style:style style:name="P12" style:family="paragraph" style:parent-style-name="Standard">
      <style:paragraph-properties fo:line-height="100%" fo:orphans="0" fo:widows="0" style:text-autospace="none">
        <style:tab-stops>
          <style:tab-stop style:position="0.1972in"/>
        </style:tab-stops>
      </style:paragraph-properties>
      <style:text-properties fo:font-size="14pt" style:font-size-asian="14pt"/>
    </style:style>
    <style:style style:name="P13" style:family="paragraph" style:parent-style-name="Standard">
      <style:paragraph-properties fo:line-height="100%" fo:text-align="center" style:justify-single-word="false" fo:orphans="0" fo:widows="0" style:text-autospace="none"/>
      <style:text-properties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fo:line-height="100%" fo:text-align="center" style:justify-single-word="false" fo:orphans="0" fo:widows="0" style:text-autospace="none"/>
      <style:text-properties style:font-name="Times New Roman1" fo:font-size="14pt" fo:language="ru" fo:country="RU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15" style:family="paragraph" style:parent-style-name="Standard" style:list-style-name="">
      <style:paragraph-properties fo:line-height="100%" fo:text-align="center" style:justify-single-word="false" style:text-autospace="none"/>
      <style:text-properties style:font-name="Times New Roman1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line-height="100%" fo:text-align="justify" style:justify-single-word="false" fo:orphans="0" fo:widows="0" style:text-autospace="none"/>
      <style:text-properties style:font-name="Courier New1"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00%" fo:text-align="center" style:justify-single-word="false" fo:orphans="0" fo:widows="0" style:text-autospace="none"/>
    </style:style>
    <style:style style:name="P18" style:family="paragraph" style:parent-style-name="Standard">
      <style:paragraph-properties fo:line-height="100%" fo:orphans="0" fo:widows="0" style:text-autospace="none"/>
    </style:style>
    <style:style style:name="P19" style:family="paragraph" style:parent-style-name="Standard" style:list-style-name="L1">
      <style:paragraph-properties fo:line-height="100%" fo:text-align="justify" style:justify-single-word="false" fo:orphans="0" fo:widows="0" fo:break-before="page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in" fo:margin-right="0.0299in" fo:line-height="100%" fo:text-indent="0.4902in" style:auto-text-indent="false"/>
      <style:text-properties style:text-position="0% 100%" style:font-name="TimesNewRomanPSMT" fo:font-size="14pt" fo:language="ru" fo:country="RU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21" style:family="paragraph" style:parent-style-name="Standard">
      <style:paragraph-properties fo:margin-left="0in" fo:margin-right="0.0299in" fo:line-height="10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0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00%" fo:text-align="start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00%" fo:text-align="justify" style:justify-single-word="false" fo:orphans="0" fo:widows="0" fo:text-indent="0.4902in" style:auto-text-indent="false" style:text-autospace="none"/>
      <style:text-properties style:font-name="Times New Roman1" fo:font-size="10pt" style:font-name-asian="TimesNewRomanPSMT" style:font-size-asian="10pt" style:font-name-complex="TimesNewRomanPSMT" style:font-size-complex="10pt"/>
    </style:style>
    <style:style style:name="P25" style:family="paragraph" style:parent-style-name="Standard" style:list-style-name="">
      <style:paragraph-properties fo:margin-left="0in" fo:margin-right="0in" fo:line-height="100%" fo:text-align="start" style:justify-single-word="false" fo:text-indent="0.4902in" style:auto-text-indent="false" style:text-autospace="none"/>
      <style:text-properties style:font-name="Times New Roman1" fo:font-size="14pt" style:font-size-asian="14pt" style:font-size-complex="14pt"/>
    </style:style>
    <style:style style:name="P26" style:family="paragraph" style:parent-style-name="Standard">
      <style:paragraph-properties fo:margin-left="0in" fo:margin-right="0in" fo:line-height="100%" fo:text-align="justify" style:justify-single-word="false" fo:orphans="0" fo:widows="0" fo:text-indent="0in" style:auto-text-indent="false" style:text-autospace="none"/>
      <style:text-properties style:font-name="Courier New" fo:font-size="12pt" fo:language="ru" fo:country="RU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 style:parent-style-name="Standard" style:master-page-name="">
      <style:paragraph-properties fo:margin-left="0in" fo:margin-right="0in" fo:line-height="100%" fo:text-align="start" style:justify-single-word="false" fo:orphans="0" fo:widows="0" fo:text-indent="0in" style:auto-text-indent="false" style:page-number="auto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 style:parent-style-name="Standard" style:master-page-name="">
      <style:paragraph-properties fo:margin-left="0in" fo:margin-right="0in" fo:line-height="100%" fo:text-align="start" style:justify-single-word="false" fo:orphans="0" fo:widows="0" fo:text-indent="0in" style:auto-text-indent="false" style:page-number="auto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0" style:family="paragraph" style:parent-style-name="Standard" style:master-page-name="">
      <style:paragraph-properties fo:margin-left="0in" fo:margin-right="0in" fo:line-height="100%" fo:text-align="start" style:justify-single-word="false" fo:orphans="0" fo:widows="0" fo:text-indent="0in" style:auto-text-indent="false" style:page-number="auto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1" style:family="paragraph" style:parent-style-name="Standard" style:master-page-name="">
      <style:paragraph-properties fo:margin-left="0in" fo:margin-right="0in" fo:line-height="100%" fo:text-align="start" style:justify-single-word="false" fo:orphans="0" fo:widows="0" fo:text-indent="0in" style:auto-text-indent="false" style:page-number="auto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 style:parent-style-name="Standard" style:master-page-name="">
      <style:paragraph-properties fo:margin-left="0in" fo:margin-right="0in" fo:line-height="100%" fo:text-align="start" style:justify-single-word="false" fo:orphans="0" fo:widows="0" fo:text-indent="0in" style:auto-text-indent="false" style:page-number="auto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 style:parent-style-name="Standard" style:master-page-name="">
      <style:paragraph-properties fo:margin-left="0in" fo:margin-right="0in" fo:line-height="100%" fo:text-align="start" style:justify-single-word="false" fo:orphans="0" fo:widows="0" fo:text-indent="0in" style:auto-text-indent="false" style:page-number="auto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 style:parent-style-name="Standard" style:master-page-name="">
      <style:paragraph-properties fo:margin-left="0in" fo:margin-right="0in" fo:line-height="100%" fo:text-align="start" style:justify-single-word="false" fo:orphans="0" fo:widows="0" fo:text-indent="0in" style:auto-text-indent="false" style:page-number="auto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5" style:family="paragraph" style:parent-style-name="Standard" style:master-page-name="">
      <style:paragraph-properties fo:margin-left="0in" fo:margin-right="0in" fo:line-height="100%" fo:text-align="start" style:justify-single-word="false" fo:orphans="0" fo:widows="0" fo:text-indent="0in" style:auto-text-indent="false" style:page-number="auto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 style:parent-style-name="Standard" style:master-page-name="First_20_Page">
      <style:paragraph-properties fo:line-height="100%" fo:text-align="center" style:justify-single-word="false" fo:orphans="0" fo:widows="0" style:page-number="auto" style:text-autospace="none"/>
      <style:text-properties fo:font-size="14pt" style:font-size-asian="14pt" style:font-size-complex="14pt"/>
    </style:style>
    <style:style style:name="P37" style:family="paragraph" style:parent-style-name="Standard">
      <style:paragraph-properties fo:margin-left="0in" fo:margin-right="0in" fo:line-height="100%" fo:text-align="justify" style:justify-single-word="false" fo:orphans="0" fo:widows="0" fo:text-indent="0.4925in" style:auto-text-indent="false" style:text-autospace="none"/>
      <style:text-properties fo:font-size="8pt" style:font-size-asian="8pt" style:font-size-complex="8pt"/>
    </style:style>
    <style:style style:name="P38" style:family="paragraph" style:parent-style-name="Standard">
      <style:paragraph-properties fo:margin-left="0.5744in" fo:margin-right="0in" fo:line-height="100%" fo:orphans="0" fo:widows="0" fo:text-indent="-0.1008in" style:auto-text-indent="false" style:text-autospace="non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fo:font-style="italic" fo:font-weight="normal" style:font-name-asian="TimesNewRomanPS-ItalicMT" style:font-size-asian="14pt" style:font-style-asian="italic" style:font-weight-asian="normal" style:font-name-complex="TimesNewRomanPS-ItalicMT" style:font-size-complex="14pt" style:font-style-complex="italic" style:font-weight-complex="normal"/>
    </style:style>
    <style:style style:name="T6" style:family="text">
      <style:text-properties fo:font-size="14pt" fo:font-style="italic" style:font-name-asian="TimesNewRomanPS-ItalicMT" style:font-size-asian="14pt" style:font-style-asian="italic" style:font-name-complex="TimesNewRomanPS-ItalicMT" style:font-size-complex="14pt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language="en" fo:country="US"/>
    </style:style>
    <style:style style:name="T9" style:family="text">
      <style:text-properties style:font-size-complex="14pt"/>
    </style:style>
    <style:style style:name="T10" style:family="text">
      <style:text-properties style:font-name-asian="TimesNewRomanPS-BoldMT" style:font-name-complex="TimesNewRomanPS-BoldMT" style:font-weight-complex="bold"/>
    </style:style>
    <style:style style:name="T11" style:family="text">
      <style:text-properties style:font-name="TimesNewRomanPSMT" style:font-name-asian="TimesNewRomanPSMT" style:font-name-complex="TimesNewRomanPSMT"/>
    </style:style>
    <style:style style:name="T12" style:family="text">
      <style:text-properties style:font-name-asian="TimesNewRomanPSMT" style:font-name-complex="TimesNewRomanPSMT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margin-left="0.4902in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space" fo:margin-left="0.4902in"/>
        </style:list-level-properties>
      </text:list-level-style-number>
      <text:list-level-style-number text:level="3" text:style-name="Numbering_20_Symbols" style:num-format="1" text:display-levels="2">
        <style:list-level-properties text:list-level-position-and-space-mode="label-alignment">
          <style:list-level-label-alignment text:label-followed-by="space" fo:margin-left="0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Федеральное государственное автономное</text:p>
      <text:p text:style-name="P7">образовательное учреждение</text:p>
      <text:p text:style-name="P7">высшего профессионального образования</text:p>
      <text:p text:style-name="P7">«СИБИРСКИЙ ФЕДЕРАЛЬНЫЙ УНИВЕРСИТЕТ»</text:p>
      <text:p text:style-name="P7"/>
      <text:p text:style-name="P37"/>
      <text:p text:style-name="P5">Институт Космических и Информационных Технологий</text:p>
      <text:p text:style-name="P17"/>
      <text:p text:style-name="P5">Кафедра Информатики</text:p>
      <text:p text:style-name="P7"/>
      <text:p text:style-name="P8"/>
      <text:p text:style-name="P7"/>
      <text:p text:style-name="P7"/>
      <text:p text:style-name="P7"/>
      <text:p text:style-name="P7"/>
      <text:p text:style-name="P6"><text:span text:style-name="T9"><text:tab/><text:tab/><text:tab/></text:span><text:tab/></text:p>
      <text:p text:style-name="P13">ОТЧЕТ ПО ЛАБОРАТОРНОЙ РАБОТЕ <text:span text:style-name="T7">№</text:span><text:span text:style-name="T8">4</text:span></text:p>
      <text:p text:style-name="P14">Реализация блока генерации промежуточного</text:p>
      <text:p text:style-name="P15"><text:span text:style-name="T10">кода транслятора простого языка программирования</text:span></text:p>
      <text:p text:style-name="P13"/>
      <text:p text:style-name="P5"/>
      <text:p text:style-name="P11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8"><text:span text:style-name="T1">Преподаватель<text:tab/><text:tab/><text:tab/></text:span><text:span text:style-name="T2">__________<text:tab/><text:tab/><text:tab/></text:span><text:span text:style-name="T3">А.С. Кузнецов</text:span></text:p>
      <text:p text:style-name="P18"><text:span text:style-name="T2"><text:s text:c="62"/></text:span>подпись, дата</text:p>
      <text:p text:style-name="P18"/>
      <text:p text:style-name="P18"><text:span text:style-name="T2"><text:s text:c="9"/>Студент </text:span><text:span text:style-name="T3">гр. КИ10-11 031010132<text:tab/></text:span><text:span text:style-name="T2">_____________<text:tab/></text:span><text:span text:style-name="T3">К.О. Васильев</text:span></text:p>
      <text:p text:style-name="P18"><text:tab/><text:tab/><text:tab/><text:tab/><text:tab/><text:tab/><text:tab/>подпись, дата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Красноярск 201<text:span text:style-name="T8">4</text:span></text:p>
      <text:list xml:id="list5556986695229689129" text:style-name="L1">
        <text:list-item>
          <text:list>
            <text:list-item>
              <text:p text:style-name="P19">Цель работы</text:p>
            </text:list-item>
          </text:list>
        </text:list-item>
      </text:list>
      <text:p text:style-name="P4"/>
      <text:p text:style-name="P20">Изучение методов генерации промежуточного кода с их программной</text:p>
      <text:p text:style-name="P10"><text:span text:style-name="T11">реализацией.</text:span></text:p>
      <text:p text:style-name="P21"/>
      <text:list xml:id="list31200840" text:continue-numbering="true" text:style-name="L1">
        <text:list-item>
          <text:list>
            <text:list-item>
              <text:p text:style-name="P3">Постановка задачи</text:p>
            </text:list-item>
          </text:list>
        </text:list-item>
      </text:list>
      <text:p text:style-name="P2"/>
      <text:p text:style-name="P24"><text:span text:style-name="T4">Входной язык содержит операторы условий </text:span><text:span text:style-name="T5">if </text:span><text:span text:style-name="T4">с необязательной </text:span><text:span text:style-name="T2">частью </text:span><text:span text:style-name="T6">else</text:span><text:span text:style-name="T2">, операторы цикла с параметром, операторы циклов с пред- и постусловием, арифметические выражения, разделенные символом точки с запятой (';'), операторы объявления переменных целого (</text:span><text:span text:style-name="T6">binary</text:span><text:span text:style-name="T2">, </text:span><text:span text:style-name="T6">hexadecimal</text:span><text:span text:style-name="T2">) и вещественного типов и их массивов. В операторах могут использоваться идентификаторы, целочисленные константы в шестнадцатеричной системе, битовые строки (начинающиеся c обязательной пары знаков 0</text:span><text:span text:style-name="T6">b </text:span><text:span text:style-name="T2">или 0</text:span><text:span text:style-name="T6">B </text:span><text:span text:style-name="T2">последовательности из 0 и 1), десятичные числа с плавающей точкой, знаки присваивания(':=' и другие), инкремента (‘++’), декремента (‘--’), элементы массивов, знаки операций и круглые скобки.</text:span></text:p>
      <text:p text:style-name="P25"><text:span text:style-name="T12">Операции: сравнения (&lt;, &gt;, =, ==, &lt;&gt;, !=, &gt;=, &lt;=), численная, логическая и побитовая арифметика; обращение к элементам массивов по индексу.</text:span></text:p>
      <text:p text:style-name="P2"/>
      <text:list xml:id="list31181521" text:continue-numbering="true" text:style-name="L1">
        <text:list-item>
          <text:list>
            <text:list-item>
              <text:p text:style-name="P3">Исходный текст распознавателя</text:p>
              <text:list>
                <text:list-item>
                  <text:p text:style-name="P3">Спецификация лексического анализатора</text:p>
                </text:list-item>
              </text:list>
            </text:list-item>
          </text:list>
        </text:list-item>
      </text:list>
      <text:p text:style-name="P2"/>
      <text:p text:style-name="P26"># type names</text:p>
      <text:p text:style-name="P26">SEMICOLON = 'SEMICOLON'</text:p>
      <text:p text:style-name="P26">COMMA = 'COMMA'</text:p>
      <text:p text:style-name="P26">COLON = 'COLON'</text:p>
      <text:p text:style-name="P26">ID = 'ID'</text:p>
      <text:p text:style-name="P26">FOR = 'FOR'</text:p>
      <text:p text:style-name="P26">IF = 'IF'</text:p>
      <text:p text:style-name="P26">ELSE = 'ELSE'</text:p>
      <text:p text:style-name="P26">WHILE = 'WHILE'</text:p>
      <text:p text:style-name="P26">DO = 'DO'</text:p>
      <text:p text:style-name="P26">BINARY = 'BINARY'</text:p>
      <text:p text:style-name="P26">HEXADECIMAL = 'HEXADECIMAL'</text:p>
      <text:p text:style-name="P26">FLOAT = 'FLOAT'</text:p>
      <text:p text:style-name="P26">BREAK = 'BREAK'</text:p>
      <text:p text:style-name="P26">CONTINUE = 'CONTINUE'</text:p>
      <text:p text:style-name="P26">PRINT = 'PRINT'</text:p>
      <text:p text:style-name="P26">READF = 'READF'</text:p>
      <text:p text:style-name="P26">READI = 'READI'</text:p>
      <text:p text:style-name="P26">HCONST = 'HCONST'</text:p>
      <text:p text:style-name="P26">BCONST = 'BCONST'</text:p>
      <text:p text:style-name="P26">FCONST = 'FCONST'</text:p>
      <text:p text:style-name="P26">ASSIGN = 'ASSIGN'</text:p>
      <text:p text:style-name="P26">GREATER = 'GREATER'</text:p>
      <text:p text:style-name="P26">LESS = 'LESS'</text:p>
      <text:p text:style-name="P26"><text:soft-page-break/>EQUALS = 'EQUALS'</text:p>
      <text:p text:style-name="P26">NOTEQUALS = 'NOTEQUALS'</text:p>
      <text:p text:style-name="P26">GREQUALS = 'GREQUALS'</text:p>
      <text:p text:style-name="P26">LSEQUALS = 'LSEQUALS'</text:p>
      <text:p text:style-name="P26">PLUS = 'PLUS'</text:p>
      <text:p text:style-name="P26">MINUS = 'MINUS'</text:p>
      <text:p text:style-name="P26">MULTIPLY = 'MULTIPLY'</text:p>
      <text:p text:style-name="P26">DIVIDE = 'DIVIDE'</text:p>
      <text:p text:style-name="P26">INR = 'INR'</text:p>
      <text:p text:style-name="P26">DCR = 'DCR'</text:p>
      <text:p text:style-name="P26">LSUM = 'LSUM'</text:p>
      <text:p text:style-name="P26">LMUL = 'LMUL'</text:p>
      <text:p text:style-name="P26">XOR = 'XOR'</text:p>
      <text:p text:style-name="P26">LPAR = 'LPAR'</text:p>
      <text:p text:style-name="P26">RPAR = 'RPAR'</text:p>
      <text:p text:style-name="P26">LBRACE = 'LBRACE'</text:p>
      <text:p text:style-name="P26">RBRACE = 'RBRACE'</text:p>
      <text:p text:style-name="P26">LBRACKET = 'LBRACKET'</text:p>
      <text:p text:style-name="P26">RBRACKET = 'RBRACKET'</text:p>
      <text:p text:style-name="P26"/>
      <text:p text:style-name="P26"/>
      <text:p text:style-name="P26">builtins = (PRINT, READF, READI)</text:p>
      <text:p text:style-name="P26"/>
      <text:p text:style-name="P26">keywords = (FOR, BINARY, HEXADECIMAL, FLOAT, IF, ELSE, WHILE, DO, BREAK, CONTINUE)</text:p>
      <text:p text:style-name="P26"/>
      <text:p text:style-name="P26"># reserved words</text:p>
      <text:p text:style-name="P26">reserved = builtins + keywords</text:p>
      <text:p text:style-name="P26"/>
      <text:p text:style-name="P26">punctuators = (</text:p>
      <text:p text:style-name="P26"><text:s text:c="4"/>SEMICOLON,</text:p>
      <text:p text:style-name="P26"><text:s text:c="4"/>COMMA,</text:p>
      <text:p text:style-name="P26"><text:s text:c="4"/>COLON,</text:p>
      <text:p text:style-name="P26"><text:s text:c="4"/>LPAR,</text:p>
      <text:p text:style-name="P26"><text:s text:c="4"/>RPAR,</text:p>
      <text:p text:style-name="P26"><text:s text:c="4"/>LBRACE,</text:p>
      <text:p text:style-name="P26"><text:s text:c="4"/>RBRACE,</text:p>
      <text:p text:style-name="P26"><text:s text:c="4"/>LBRACKET,</text:p>
      <text:p text:style-name="P26"><text:s text:c="4"/>RBRACKET</text:p>
      <text:p text:style-name="P26">)</text:p>
      <text:p text:style-name="P26"/>
      <text:p text:style-name="P26">operators = (</text:p>
      <text:p text:style-name="P26"><text:s text:c="4"/>ASSIGN,</text:p>
      <text:p text:style-name="P26"><text:s text:c="4"/>GREATER,</text:p>
      <text:p text:style-name="P26"><text:s text:c="4"/>LESS,</text:p>
      <text:p text:style-name="P26"><text:s text:c="4"/>EQUALS,</text:p>
      <text:p text:style-name="P26"><text:s text:c="4"/>NOTEQUALS,</text:p>
      <text:p text:style-name="P26"><text:s text:c="4"/>GREQUALS,</text:p>
      <text:p text:style-name="P26"><text:s text:c="4"/>LSEQUALS,</text:p>
      <text:p text:style-name="P26"><text:s text:c="4"/>INR,</text:p>
      <text:p text:style-name="P26"><text:s text:c="4"/>DCR,</text:p>
      <text:p text:style-name="P26"><text:soft-page-break/><text:s text:c="4"/>PLUS,</text:p>
      <text:p text:style-name="P26"><text:s text:c="4"/>MINUS,</text:p>
      <text:p text:style-name="P26"><text:s text:c="4"/>MULTIPLY,</text:p>
      <text:p text:style-name="P26"><text:s text:c="4"/>DIVIDE,</text:p>
      <text:p text:style-name="P26"><text:s text:c="4"/>LSUM,</text:p>
      <text:p text:style-name="P26"><text:s text:c="4"/>LMUL,</text:p>
      <text:p text:style-name="P26"><text:s text:c="4"/>XOR</text:p>
      <text:p text:style-name="P26">)</text:p>
      <text:p text:style-name="P26"/>
      <text:p text:style-name="P26">ids = (</text:p>
      <text:p text:style-name="P26"><text:s text:c="4"/>ID,</text:p>
      <text:p text:style-name="P26">)</text:p>
      <text:p text:style-name="P26"/>
      <text:p text:style-name="P26">constants = (</text:p>
      <text:p text:style-name="P26"><text:s text:c="4"/>HCONST,</text:p>
      <text:p text:style-name="P26"><text:s text:c="4"/>BCONST,</text:p>
      <text:p text:style-name="P26"><text:s text:c="4"/>FCONST</text:p>
      <text:p text:style-name="P26">)</text:p>
      <text:p text:style-name="P26"/>
      <text:p text:style-name="P26">tokens = reserved + punctuators + operators + ids + constants</text:p>
      <text:p text:style-name="P26"/>
      <text:p text:style-name="P26">t_ignore = ' \t'</text:p>
      <text:p text:style-name="P26"/>
      <text:p text:style-name="P26"/>
      <text:p text:style-name="P26">def t_NEWLINE(t):</text:p>
      <text:p text:style-name="P26"><text:s text:c="4"/>r'\n+'</text:p>
      <text:p text:style-name="P26"><text:s text:c="4"/>t.lexer.lineno += t.value.count('\n')</text:p>
      <text:p text:style-name="P26"/>
      <text:p text:style-name="P26"/>
      <text:p text:style-name="P26">t_COMMA = r','</text:p>
      <text:p text:style-name="P26">t_SEMICOLON = r';'</text:p>
      <text:p text:style-name="P26">t_COLON = r':'</text:p>
      <text:p text:style-name="P26">t_ASSIGN = r':='</text:p>
      <text:p text:style-name="P26">t_LPAR = r'\('</text:p>
      <text:p text:style-name="P26">t_RPAR = r'\)'</text:p>
      <text:p text:style-name="P26">t_LBRACE = r'{'</text:p>
      <text:p text:style-name="P26">t_RBRACE = r'}'</text:p>
      <text:p text:style-name="P26">t_LBRACKET = r'\['</text:p>
      <text:p text:style-name="P26">t_RBRACKET = r'\]'</text:p>
      <text:p text:style-name="P26">t_HCONST = r'0x[0-9a-fA-F]+'</text:p>
      <text:p text:style-name="P26">t_BCONST = r'0(B|b)[01]+'</text:p>
      <text:p text:style-name="P26">t_FCONST = r'[0-9]*\.[0-9]+'</text:p>
      <text:p text:style-name="P26"/>
      <text:p text:style-name="P26">#arithmetic operations</text:p>
      <text:p text:style-name="P26">t_MINUS = r'-'</text:p>
      <text:p text:style-name="P26">t_PLUS = r'\+'</text:p>
      <text:p text:style-name="P26">t_MULTIPLY = r'\*'</text:p>
      <text:p text:style-name="P26">t_DIVIDE = r'/'</text:p>
      <text:p text:style-name="P26">t_INR = r'\+\+'</text:p>
      <text:p text:style-name="P26">t_DCR = r'--'</text:p>
      <text:p text:style-name="P26">t_LSUM = r'\|'</text:p>
      <text:p text:style-name="P26"><text:soft-page-break/>t_LMUL = r'&amp;'</text:p>
      <text:p text:style-name="P26">t_XOR = r'\^'</text:p>
      <text:p text:style-name="P26"/>
      <text:p text:style-name="P26"># comparison operators</text:p>
      <text:p text:style-name="P26">t_GREATER = r'&gt;'</text:p>
      <text:p text:style-name="P26">t_LESS = r'&lt;'</text:p>
      <text:p text:style-name="P26">t_EQUALS = r'==?'</text:p>
      <text:p text:style-name="P26">t_NOTEQUALS = r'(!=|&lt;&gt;)'</text:p>
      <text:p text:style-name="P26">t_GREQUALS = r'&gt;='</text:p>
      <text:p text:style-name="P26">t_LSEQUALS = r'&lt;='</text:p>
      <text:p text:style-name="P26"/>
      <text:p text:style-name="P26">reserved_map = {}</text:p>
      <text:p text:style-name="P26">for r in reserved:</text:p>
      <text:p text:style-name="P26"><text:s text:c="4"/>reserved_map[r.lower()] = r</text:p>
      <text:p text:style-name="P26"/>
      <text:p text:style-name="P26"/>
      <text:p text:style-name="P26">def t_ID(t):</text:p>
      <text:p text:style-name="P26"><text:s text:c="4"/>r'[A-Za-z_][\w_]*'</text:p>
      <text:p text:style-name="P26"><text:s text:c="4"/>t.type = reserved_map.get(t.value, ID)</text:p>
      <text:p text:style-name="P26"><text:s text:c="4"/>return t</text:p>
      <text:p text:style-name="P26"/>
      <text:p text:style-name="P26">from ply.lex import LexError</text:p>
      <text:p text:style-name="P26">class IllegalTokenException(LexError):</text:p>
      <text:p text:style-name="P26"><text:s text:c="4"/>def __init__(self, character, line_number):</text:p>
      <text:p text:style-name="P26"><text:s text:c="8"/>self.character = character</text:p>
      <text:p text:style-name="P26"><text:s text:c="8"/>self.line_number = line_number</text:p>
      <text:p text:style-name="P26"/>
      <text:p text:style-name="P26"><text:s text:c="4"/>def __str__(self):</text:p>
      <text:p text:style-name="P26"><text:s text:c="8"/>return "Illegal character '{0}' at line {1}".format(self.character, self.line_number)</text:p>
      <text:p text:style-name="P26"/>
      <text:p text:style-name="P26"/>
      <text:p text:style-name="P26">def t_error(t):</text:p>
      <text:p text:style-name="P26"><text:s text:c="4"/>t.lexer.skip(1)</text:p>
      <text:p text:style-name="P26"><text:s text:c="4"/>print("Illegal character '{0}' at line {1}".format(t.value[0], t.lineno))</text:p>
      <text:p text:style-name="P26"><text:s text:c="4"/>#raise IllegalTokenException(t.value[0], t.lineno)</text:p>
      <text:p text:style-name="P26"/>
      <text:p text:style-name="P26"/>
      <text:p text:style-name="P26">def type_str(t):</text:p>
      <text:p text:style-name="P26"><text:s text:c="4"/>if t in reserved:</text:p>
      <text:p text:style-name="P26"><text:s text:c="8"/>return 'KEYWORD'</text:p>
      <text:p text:style-name="P26"><text:s text:c="4"/>if t in punctuators:</text:p>
      <text:p text:style-name="P26"><text:s text:c="8"/>return 'PUNCTUATOR'</text:p>
      <text:p text:style-name="P26"><text:s text:c="4"/>if t in operators:</text:p>
      <text:p text:style-name="P26"><text:s text:c="8"/>return 'OPERATOR'</text:p>
      <text:p text:style-name="P26"><text:s text:c="4"/>if t in ids:</text:p>
      <text:p text:style-name="P26"><text:s text:c="8"/>return 'ID'</text:p>
      <text:p text:style-name="P26"><text:s text:c="4"/>if t in constants:</text:p>
      <text:p text:style-name="P26"><text:s text:c="8"/>return 'CONSTANT'</text:p>
      <text:p text:style-name="P26"/>
      <text:p text:style-name="P26"><text:soft-page-break/>def token_str(token):</text:p>
      <text:p text:style-name="P26"><text:s text:c="4"/>type = (str(type_str(token.type)) + ':').ljust(12, ' ')</text:p>
      <text:p text:style-name="P26"><text:s text:c="4"/>val = str(token.value).ljust(12, ' ')</text:p>
      <text:p text:style-name="P26"><text:s text:c="4"/>line = token.lineno</text:p>
      <text:p text:style-name="P26"><text:s text:c="4"/>return '{0}\t{1}\tline:{2}'.format(type, val, line)</text:p>
      <text:p text:style-name="P26"/>
      <text:p text:style-name="P26">import ply.lex as lex</text:p>
      <text:p text:style-name="P26">lxr = lex.lex()</text:p>
      <text:p text:style-name="P26">#a = dict(lxr)</text:p>
      <text:p text:style-name="P26"/>
      <text:p text:style-name="P26">def test(code, token_callback=None, error_callback=None):</text:p>
      <text:p text:style-name="P26"><text:s text:c="4"/>lxr.lineno = 1</text:p>
      <text:p text:style-name="P26"><text:s text:c="4"/>lxr.input(code)</text:p>
      <text:p text:style-name="P26"><text:s text:c="4"/>tokens = []</text:p>
      <text:p text:style-name="P26"><text:s text:c="4"/>errors = []</text:p>
      <text:p text:style-name="P26"><text:s text:c="4"/>while True:</text:p>
      <text:p text:style-name="P26"><text:s text:c="8"/>try:</text:p>
      <text:p text:style-name="P26"><text:s text:c="12"/>tok = lxr.token()</text:p>
      <text:p text:style-name="P26"><text:s text:c="12"/>if not tok:</text:p>
      <text:p text:style-name="P26"><text:s text:c="16"/>break</text:p>
      <text:p text:style-name="P26"><text:s text:c="8"/>except LexError as e:</text:p>
      <text:p text:style-name="P26"><text:s text:c="12"/>if error_callback:</text:p>
      <text:p text:style-name="P26"><text:s text:c="16"/>error_callback(e)</text:p>
      <text:p text:style-name="P26"><text:s text:c="12"/>errors.append(e)</text:p>
      <text:p text:style-name="P26"><text:s text:c="8"/>else:</text:p>
      <text:p text:style-name="P26"><text:s text:c="12"/>if token_callback:</text:p>
      <text:p text:style-name="P26"><text:s text:c="16"/>token_callback(tok)</text:p>
      <text:p text:style-name="P26"><text:s text:c="12"/>tokens.append(tok)</text:p>
      <text:p text:style-name="P26"><text:s text:c="4"/>return tokens, errors</text:p>
      <text:p text:style-name="P2"/>
      <text:list xml:id="list31183239" text:continue-numbering="true" text:style-name="L1">
        <text:list-item>
          <text:list>
            <text:list-item>
              <text:list>
                <text:list-item>
                  <text:p text:style-name="P3">Спецификация блока семантического анализа и построения 3-адресного кода</text:p>
                </text:list-item>
              </text:list>
            </text:list-item>
          </text:list>
        </text:list-item>
      </text:list>
      <text:p text:style-name="P2"/>
      <text:p text:style-name="P16">import ply.yacc as yacc</text:p>
      <text:p text:style-name="P16">import copy</text:p>
      <text:p text:style-name="P16">import itertools</text:p>
      <text:p text:style-name="P16"/>
      <text:p text:style-name="P16">from lexer import tokens, lxr</text:p>
      <text:p text:style-name="P16">from node import Node, Leaf</text:p>
      <text:p text:style-name="P16">from variable_type import VariableType, FunctionType</text:p>
      <text:p text:style-name="P16">from bytecode_formatter import FormatterState, ConditionLabels</text:p>
      <text:p text:style-name="P16"/>
      <text:p text:style-name="P16">precedence = (</text:p>
      <text:p text:style-name="P16"><text:s text:c="4"/>('nonassoc', 'LESS', 'GREATER', 'GREQUALS', 'LSEQUALS'),</text:p>
      <text:p text:style-name="P16"><text:s text:c="4"/>('right', 'ASSIGN'),</text:p>
      <text:p text:style-name="P16"><text:s text:c="4"/>('right', 'PLUS', 'MINUS'),</text:p>
      <text:p text:style-name="P16"><text:s text:c="4"/>('right', 'MULTIPLY', 'DIVIDE'),</text:p>
      <text:p text:style-name="P16"><text:s text:c="4"/>('right', 'INR', 'DCR'),</text:p>
      <text:p text:style-name="P16"><text:s text:c="4"/>('left', 'NOTEQUALS', 'EQUALS'),</text:p>
      <text:p text:style-name="P16"><text:s text:c="4"/>('right', 'UMINUS')</text:p>
      <text:p text:style-name="P16"><text:soft-page-break/>)</text:p>
      <text:p text:style-name="P16"/>
      <text:p text:style-name="P16">defined_vars = {}</text:p>
      <text:p text:style-name="P16">errors = []</text:p>
      <text:p text:style-name="P16"/>
      <text:p text:style-name="P16">bytecode_state = FormatterState()</text:p>
      <text:p text:style-name="P16"/>
      <text:p text:style-name="P16"/>
      <text:p text:style-name="P16">def p_program_start(p):</text:p>
      <text:p text:style-name="P16"><text:s text:c="4"/>'program : compound_statement'</text:p>
      <text:p text:style-name="P16"><text:s text:c="4"/>p[0] = Node(p, [p[1]])</text:p>
      <text:p text:style-name="P16"/>
      <text:p text:style-name="P16"/>
      <text:p text:style-name="P16">def p_statement_list(p):</text:p>
      <text:p text:style-name="P16"><text:s text:c="4"/>'''statement_list : statement SEMICOLON statement_list</text:p>
      <text:p text:style-name="P16"><text:s text:c="24"/>| empty'''</text:p>
      <text:p text:style-name="P16"><text:s text:c="4"/>if len(p) == 2:</text:p>
      <text:p text:style-name="P16"><text:s text:c="8"/>p[0] = p[1]</text:p>
      <text:p text:style-name="P16"><text:s text:c="4"/>else:</text:p>
      <text:p text:style-name="P16"><text:s text:c="8"/>p[0] = Node(p, [p[1], Leaf(p, 2), p[3]])</text:p>
      <text:p text:style-name="P16"><text:s text:c="8"/>bytecode_state.reset_state()</text:p>
      <text:p text:style-name="P16"/>
      <text:p text:style-name="P16"/>
      <text:p text:style-name="P16">def p_nonterminated_statement(p):</text:p>
      <text:p text:style-name="P16"><text:s text:c="4"/>'''statement_list : statement error statement_list'''</text:p>
      <text:p text:style-name="P16"><text:s text:c="4"/>errors.append('Missing semicolon, line {0}'.format(p.lineno(2)))</text:p>
      <text:p text:style-name="P16"><text:s text:c="4"/>p[0] = Node(p, [p[1], p[3]])</text:p>
      <text:p text:style-name="P16"/>
      <text:p text:style-name="P16"/>
      <text:p text:style-name="P16">def p_statement(p):</text:p>
      <text:p text:style-name="P16"><text:s text:c="4"/>'''statement : expression</text:p>
      <text:p text:style-name="P16"><text:s text:c="17"/>| for_statement</text:p>
      <text:p text:style-name="P16"><text:s text:c="17"/>| compound_statement</text:p>
      <text:p text:style-name="P16"><text:s text:c="17"/>| if_statement</text:p>
      <text:p text:style-name="P16"><text:s text:c="17"/>| while_statement</text:p>
      <text:p text:style-name="P16"><text:s text:c="17"/>| dowhile_statement</text:p>
      <text:p text:style-name="P16"><text:s text:c="17"/>| assign_statements'''</text:p>
      <text:p text:style-name="P16"><text:s text:c="4"/>p[0] = Node(p, [p[1]])</text:p>
      <text:p text:style-name="P16"><text:s text:c="4"/>p[0].type = p[1].type</text:p>
      <text:p text:style-name="P16"/>
      <text:p text:style-name="P16"/>
      <text:p text:style-name="P16">def p_compound_statement(p):</text:p>
      <text:p text:style-name="P16"><text:s text:c="4"/>'compound_statement : LBRACE statement_list RBRACE'</text:p>
      <text:p text:style-name="P16"><text:s text:c="4"/>p[0] = Node(p, [Leaf(p, 1), p[2], Leaf(p, 3)])</text:p>
      <text:p text:style-name="P16"/>
      <text:p text:style-name="P16"/>
      <text:p text:style-name="P16">def p_expression_numeric(p):</text:p>
      <text:p text:style-name="P16"><text:s text:c="4"/>'expression : numeric_expression'</text:p>
      <text:p text:style-name="P16"><text:s text:c="4"/>p[0] = p[1]</text:p>
      <text:p text:style-name="P16"/>
      <text:p text:style-name="P16"><text:soft-page-break/></text:p>
      <text:p text:style-name="P16">def p_expression_constants(p):</text:p>
      <text:p text:style-name="P16"><text:s text:c="4"/>'''numeric_expression : id_expression</text:p>
      <text:p text:style-name="P16"><text:s text:c="26"/>| letters'''</text:p>
      <text:p text:style-name="P16"><text:s text:c="4"/>p[0] = p[1]</text:p>
      <text:p text:style-name="P16"/>
      <text:p text:style-name="P16"/>
      <text:p text:style-name="P16">def p_id_expression(p):</text:p>
      <text:p text:style-name="P16"><text:s text:c="4"/>'id_expression : ID'</text:p>
      <text:p text:style-name="P16"><text:s text:c="4"/>if p.slice[1].value not in defined_vars:</text:p>
      <text:p text:style-name="P16"><text:s text:c="8"/>errors.append('Attempt to use undefined variable \'{0}\' at line {1}'.format(p[1], p.lineno(1)))</text:p>
      <text:p text:style-name="P16"><text:s text:c="4"/>p[0] = Node(p, leaf=Leaf(p, 1), type=VariableType.get_type(p[1], defined_vars))</text:p>
      <text:p text:style-name="P16"/>
      <text:p text:style-name="P16"/>
      <text:p text:style-name="P16">def p_literals_expression(p):</text:p>
      <text:p text:style-name="P16"><text:s text:c="4"/>'''letters : HCONST</text:p>
      <text:p text:style-name="P16"><text:s text:c="15"/>| BCONST</text:p>
      <text:p text:style-name="P16"><text:s text:c="15"/>| FCONST'''</text:p>
      <text:p text:style-name="P16"><text:s text:c="4"/>p[0] = Node(p, leaf=Leaf(p, 1), type=VariableType.get_type(p.slice[1].type, defined_vars))</text:p>
      <text:p text:style-name="P16"><text:s text:c="4"/>if p.slice[1].type == 'BCONST':</text:p>
      <text:p text:style-name="P16"><text:s text:c="8"/>p[0].type.var_name = str(int(p[1], 2))</text:p>
      <text:p text:style-name="P16"><text:s text:c="4"/>elif p.slice[1].type == 'HCONST':</text:p>
      <text:p text:style-name="P16"><text:s text:c="8"/>p[0].type.var_name = str(int(p[1], 16))</text:p>
      <text:p text:style-name="P16"><text:s text:c="4"/>else:</text:p>
      <text:p text:style-name="P16"><text:s text:c="8"/>p[0].type.var_name = p[1]</text:p>
      <text:p text:style-name="P16"/>
      <text:p text:style-name="P16"/>
      <text:p text:style-name="P16">def p_expression_comparison_operations(p):</text:p>
      <text:p text:style-name="P16"><text:s text:c="4"/>'''expression : expression LESS expression</text:p>
      <text:p text:style-name="P16"><text:s text:c="18"/>| expression GREATER expression</text:p>
      <text:p text:style-name="P16"><text:s text:c="18"/>| expression GREQUALS expression</text:p>
      <text:p text:style-name="P16"><text:s text:c="18"/>| expression LSEQUALS expression</text:p>
      <text:p text:style-name="P16"><text:s text:c="18"/>| expression NOTEQUALS expression</text:p>
      <text:p text:style-name="P16"><text:s text:c="18"/>| expression EQUALS expression'''</text:p>
      <text:p text:style-name="P16"><text:s text:c="4"/>if not VariableType.can_cast(VariableType.get_type(p[1], defined_vars), VariableType.get_type(p[3], defined_vars)):</text:p>
      <text:p text:style-name="P16"><text:s text:c="8"/>errors.append('Cannot perform \'{0}\' operation on different types at line {1}'.format(p[2], p.lineno(2)))</text:p>
      <text:p text:style-name="P16"><text:s text:c="4"/>p[0] = Node(p, [p[1], Leaf(p, 2), p[3]],</text:p>
      <text:p text:style-name="P16"><text:s text:c="16"/>type=VariableType(VariableType.type_bool, var_name=bytecode_state.reserve_var()))</text:p>
      <text:p text:style-name="P16"><text:s text:c="4"/>bytecode_state.code += '{0} := {1} {2} {3}\n'.format(p[0].type.var_name, p[1].type.var_name, p[2],</text:p>
      <text:p text:style-name="P16"><text:s text:c="57"/>p[3].type.var_name)</text:p>
      <text:p text:style-name="P16"/>
      <text:p text:style-name="P16"/>
      <text:p text:style-name="P16">def p_expression_arithmetic_operations(p):</text:p>
      <text:p text:style-name="P16"><text:soft-page-break/><text:s text:c="4"/>'''numeric_expression : expression PLUS expression</text:p>
      <text:p text:style-name="P16"><text:s text:c="18"/>| expression MINUS expression</text:p>
      <text:p text:style-name="P16"><text:s text:c="18"/>| expression MULTIPLY expression</text:p>
      <text:p text:style-name="P16"><text:s text:c="18"/>| expression DIVIDE expression</text:p>
      <text:p text:style-name="P16"><text:s text:c="18"/>| MINUS expression %prec UMINUS'''</text:p>
      <text:p text:style-name="P16"><text:s text:c="4"/>expr_temp_var = bytecode_state.reserve_var()</text:p>
      <text:p text:style-name="P16"><text:s text:c="4"/>if len(p) &gt; 3:</text:p>
      <text:p text:style-name="P16"><text:s text:c="8"/>if not (VariableType.can_cast(VariableType.get_type(p[1], defined_vars), VariableType.type_binary)</text:p>
      <text:p text:style-name="P16"><text:s text:c="16"/>and VariableType.can_cast(VariableType.get_type(p[3], defined_vars), VariableType.type_binary)):</text:p>
      <text:p text:style-name="P16"><text:s text:c="12"/>errors.append(</text:p>
      <text:p text:style-name="P16"><text:s text:c="16"/>'Cannot perform \'{0}\' operation for non-numeric types at line {1}'.format(p[2], p.lineno(2)))</text:p>
      <text:p text:style-name="P16"><text:s text:c="8"/>p[0] = Node(p, [p[1], Leaf(p, 2), p[3]], type=VariableType.get_type(p[1], defined_vars))</text:p>
      <text:p text:style-name="P16"><text:s text:c="8"/>bytecode_state.code += '{0} := {1} {2} {3}\n'.format(expr_temp_var, p[1].type.var_name, p[2],</text:p>
      <text:p text:style-name="P16"><text:s text:c="61"/>p[3].type.var_name)</text:p>
      <text:p text:style-name="P16"><text:s text:c="4"/>else:</text:p>
      <text:p text:style-name="P16"><text:s text:c="8"/>if not (VariableType.can_cast(VariableType.get_type(p[2], defined_vars), VariableType.type_binary)):</text:p>
      <text:p text:style-name="P16"><text:s text:c="12"/>errors.append('Cannot perform unary minus at line {0}'.format(p.lineno(1)))</text:p>
      <text:p text:style-name="P16"><text:s text:c="8"/>p[0] = Node(p, [Leaf(p, 1), p[2]], type=VariableType.get_type(p[1], defined_vars))</text:p>
      <text:p text:style-name="P16"><text:s text:c="8"/>bytecode_state.code += '{0} := {1}{2}\n'.format(expr_temp_var, p[1], p[2].type.var_name)</text:p>
      <text:p text:style-name="P16"><text:s text:c="4"/>p[0].type.var_name = expr_temp_var</text:p>
      <text:p text:style-name="P16"/>
      <text:p text:style-name="P16"/>
      <text:p text:style-name="P16">def p_expression_bool_arithmetic(p):</text:p>
      <text:p text:style-name="P16"><text:s text:c="4"/>'''numeric_expression : expression LSUM expression</text:p>
      <text:p text:style-name="P16"><text:s text:c="18"/>| expression LMUL expression</text:p>
      <text:p text:style-name="P16"><text:s text:c="18"/>| expression XOR expression'''</text:p>
      <text:p text:style-name="P16"><text:s text:c="4"/>if VariableType.can_cast(p[1].type, VariableType.type_float, False) or \</text:p>
      <text:p text:style-name="P16"><text:s text:c="12"/>VariableType.can_cast(p[3].type, VariableType.type_float, False):</text:p>
      <text:p text:style-name="P16"><text:s text:c="8"/>errors.append('Cannot perform logic operations on float values, line {0}'.format(p.lineno(2)))</text:p>
      <text:p text:style-name="P16"><text:s text:c="4"/>p[0] = Node(p, [p[1], Leaf(p, 2), p[3]],</text:p>
      <text:p text:style-name="P16"><text:s text:c="16"/>type=p[1].type if VariableType.can_cast(p[1].type, VariableType.type_hex) else p[3].type)</text:p>
      <text:p text:style-name="P16"><text:s text:c="4"/>expr_temp_var = bytecode_state.reserve_var()</text:p>
      <text:p text:style-name="P16"><text:s text:c="4"/>p[0].type.var_name = expr_temp_var</text:p>
      <text:p text:style-name="P16"><text:s text:c="4"/>bytecode_state.code += '{0} := {1} {2} {3}\n'.format(expr_temp_var, p[1].type.var_name, p[2],</text:p>
      <text:p text:style-name="P16"><text:s text:c="57"/>p[3].type<text:soft-page-break/>.var_name)</text:p>
      <text:p text:style-name="P16"/>
      <text:p text:style-name="P16"/>
      <text:p text:style-name="P16">def p_exression_uoperation(p):</text:p>
      <text:p text:style-name="P16"><text:s text:c="4"/>'''numeric_expression : INR expression</text:p>
      <text:p text:style-name="P16"><text:s text:c="18"/>| DCR expression'''</text:p>
      <text:p text:style-name="P16"><text:s text:c="4"/>if not p[2].leaf or p[2].leaf.type != 'ID':</text:p>
      <text:p text:style-name="P16"><text:s text:c="8"/>errors.append('Cannot perform \'{0}\' operation at line {1}'.format(p[1], p.lineno(1)))</text:p>
      <text:p text:style-name="P16"><text:s text:c="4"/>p[0] = Node(p, [Leaf(p, 1), p[2]], type=p[2].type)</text:p>
      <text:p text:style-name="P16"><text:s text:c="4"/>bytecode_state.code += '{0} := {0} {1} 1\n'.format(p[2].type.var_name, p[1][0])</text:p>
      <text:p text:style-name="P16"/>
      <text:p text:style-name="P16"/>
      <text:p text:style-name="P16">def p_different_assign_statement(p):</text:p>
      <text:p text:style-name="P16"><text:s text:c="4"/>'''assign_statements : assign_statement</text:p>
      <text:p text:style-name="P16"><text:s text:c="25"/>| declare'''</text:p>
      <text:p text:style-name="P16"><text:s text:c="4"/>p[0] = p[1]</text:p>
      <text:p text:style-name="P16"/>
      <text:p text:style-name="P16"/>
      <text:p text:style-name="P16">def p_statement_assign(p):</text:p>
      <text:p text:style-name="P16"><text:s text:c="4"/>'assign_statement : id_expression array_indexes ASSIGN expression'</text:p>
      <text:p text:style-name="P16"><text:s text:c="4"/>id_type = copy.deepcopy(p[1].type)</text:p>
      <text:p text:style-name="P16"><text:s text:c="4"/>if len(p[2].children) &gt; len(id_type.array_dimensions):</text:p>
      <text:p text:style-name="P16"><text:s text:c="8"/>errors.append('Attempt to access too deep into array, line {0}'.format(p.lineno(3)))</text:p>
      <text:p text:style-name="P16"><text:s text:c="4"/>elif p[2].children:</text:p>
      <text:p text:style-name="P16"><text:s text:c="8"/>id_type.array_dimensions = id_type.array_dimensions[len(p[2].children):]</text:p>
      <text:p text:style-name="P16"><text:s text:c="4"/>if not id_type.can_cast(VariableType.get_type(p[4], defined_vars)):</text:p>
      <text:p text:style-name="P16"><text:s text:c="8"/>errors.append('Cannot perform \'{0}\' operation on different types at line {1}'.format(p[3], p.lineno(3)))</text:p>
      <text:p text:style-name="P16"><text:s text:c="4"/>p[0] = Node(p, [p[1], p[2], Leaf(p, 3), p[4]])</text:p>
      <text:p text:style-name="P16"><text:s text:c="4"/>if p[2].children:</text:p>
      <text:p text:style-name="P16"><text:s text:c="8"/>array_index = calculate_index(p[2].children, p[1].type.array_dimensions)</text:p>
      <text:p text:style-name="P16"/>
      <text:p text:style-name="P16"><text:s text:c="8"/>if p[4].type.array_dimensions:</text:p>
      <text:p text:style-name="P16"><text:s text:c="12"/>def get_array_elements(el):</text:p>
      <text:p text:style-name="P16"><text:s text:c="16"/>if el.expr == 'array_declare':</text:p>
      <text:p text:style-name="P16"><text:s text:c="20"/>elements = []</text:p>
      <text:p text:style-name="P16"><text:s text:c="20"/>for c in el.children:</text:p>
      <text:p text:style-name="P16"><text:s text:c="24"/>cur_el = get_array_elements(c)</text:p>
      <text:p text:style-name="P16"><text:s text:c="24"/>if isinstance(cur_el, list):</text:p>
      <text:p text:style-name="P16"><text:s text:c="28"/>elements.extend(cur_el)</text:p>
      <text:p text:style-name="P16"><text:s text:c="24"/>else:</text:p>
      <text:p text:style-name="P16"><text:s text:c="28"/>elements.append(cur_el)</text:p>
      <text:p text:style-name="P16"><text:s text:c="20"/>return elements</text:p>
      <text:p text:style-name="P16"><text:s text:c="16"/>return el.type.var_name</text:p>
      <text:p text:style-name="P16"><text:soft-page-break/><text:s text:c="12"/>els = get_array_elements(p[4].children[0])</text:p>
      <text:p text:style-name="P16"><text:s text:c="8"/>else:</text:p>
      <text:p text:style-name="P16"><text:s text:c="12"/>els = [p[4].type.var_name]</text:p>
      <text:p text:style-name="P16"><text:s text:c="8"/>for id, element in enumerate(els):</text:p>
      <text:p text:style-name="P16"><text:s text:c="12"/>bytecode_state.code += '{0}[{1}] := {2}\n'.format(p[1].type.var_name, array_index, element)</text:p>
      <text:p text:style-name="P16"><text:s text:c="12"/>if id &lt; len(els) - 1:</text:p>
      <text:p text:style-name="P16"><text:s text:c="16"/>next_array_index = bytecode_state.reserve_var()</text:p>
      <text:p text:style-name="P16"><text:s text:c="16"/>bytecode_state.code += '{0} := {1} + 1\n'.format(next_array_index, array_index)</text:p>
      <text:p text:style-name="P16"><text:s text:c="16"/>array_index = next_array_index</text:p>
      <text:p text:style-name="P16"><text:s text:c="4"/>else:</text:p>
      <text:p text:style-name="P16"><text:s text:c="8"/>bytecode_state.code += '{0} := {1}\n'.format(p[1].type.var_name, p[4].type.var_name)</text:p>
      <text:p text:style-name="P16"/>
      <text:p text:style-name="P16"/>
      <text:p text:style-name="P16">def p_statement_declare(p):</text:p>
      <text:p text:style-name="P16"><text:s text:c="4"/>'''declare : type ID ASSIGN expression'''</text:p>
      <text:p text:style-name="P16"><text:s text:c="4"/>p[0] = Node(p, [p[1], Leaf(p, 2), Leaf(p, 3), p[4]])</text:p>
      <text:p text:style-name="P16"><text:s text:c="4"/>if p[2] not in defined_vars:</text:p>
      <text:p text:style-name="P16"><text:s text:c="8"/>cur_variable_type = copy.deepcopy(p[4].type)</text:p>
      <text:p text:style-name="P16"><text:s text:c="8"/>cur_variable_type.var_name = p[2]</text:p>
      <text:p text:style-name="P16"><text:s text:c="8"/>defined_vars[p[2]] = cur_variable_type</text:p>
      <text:p text:style-name="P16"><text:s text:c="4"/>t1 = p[1].type</text:p>
      <text:p text:style-name="P16"><text:s text:c="4"/>t2 = p[4].type</text:p>
      <text:p text:style-name="P16"><text:s text:c="4"/>t2_name = t2.var_name[:]</text:p>
      <text:p text:style-name="P16"><text:s text:c="4"/>if isinstance(t2.array_dimensions, list):</text:p>
      <text:p text:style-name="P16"><text:s text:c="8"/>t2_array_dimensions = t2.array_dimensions[:]</text:p>
      <text:p text:style-name="P16"><text:s text:c="4"/>else:</text:p>
      <text:p text:style-name="P16"><text:s text:c="8"/>t2_array_dimensions = t2.array_dimensions</text:p>
      <text:p text:style-name="P16"><text:s text:c="4"/>t2.array_dimensions = t1.array_dimensions</text:p>
      <text:p text:style-name="P16"><text:s text:c="4"/>if not t1.can_cast(t2, False) or (t1.array_dimensions is not None and t2_array_dimensions is not None and</text:p>
      <text:p text:style-name="P16"><text:s text:c="46"/>t1.array_dimensions != len(t2_array_dimensions)):</text:p>
      <text:p text:style-name="P16"><text:s text:c="8"/>errors.append('Cannot perform assign operation with different types at line {0}'.format(p.lineno(3)))</text:p>
      <text:p text:style-name="P16"><text:s text:c="4"/>bytecode_state.code += '{0} := {1}\n'.format(p[2], t2_name)</text:p>
      <text:p text:style-name="P16"/>
      <text:p text:style-name="P16"/>
      <text:p text:style-name="P16">def p_type(p):</text:p>
      <text:p text:style-name="P16"><text:s text:c="4"/>'''type : basic_type multiple_stars'''</text:p>
      <text:p text:style-name="P16"><text:s text:c="4"/>p[0] = Node(p, [p[1]], type=p[1].type)</text:p>
      <text:p text:style-name="P16"><text:s text:c="4"/>p[0].type.array_dimensions = p[2]</text:p>
      <text:p text:style-name="P16"/>
      <text:p text:style-name="P16"/>
      <text:p text:style-name="P16">def p_basic_type(p):</text:p>
      <text:p text:style-name="P16"><text:s text:c="4"/>'''basic_type : BINARY</text:p>
      <text:p text:style-name="P16"><text:s text:c="18"/>| HEXADECIMAL</text:p>
      <text:p text:style-name="P16"><text:s text:c="18"/>| FLOAT'''</text:p>
      <text:p text:style-name="P16"><text:s text:c="4"/>p[0] = Node(p, leaf=Leaf(p, 1), type=VariableType(p[1]))</text:p>
      <text:p text:style-name="P16"><text:soft-page-break/></text:p>
      <text:p text:style-name="P16"/>
      <text:p text:style-name="P16">def p_multiple_brackets(p):</text:p>
      <text:p text:style-name="P16"><text:s text:c="4"/>'''multiple_stars : MULTIPLY multiple_stars</text:p>
      <text:p text:style-name="P16"><text:s text:c="25"/>| empty'''</text:p>
      <text:p text:style-name="P16"><text:s text:c="4"/>if len(p) == 2:</text:p>
      <text:p text:style-name="P16"><text:s text:c="8"/>p[0] = 0</text:p>
      <text:p text:style-name="P16"><text:s text:c="4"/>else:</text:p>
      <text:p text:style-name="P16"><text:s text:c="8"/>p[0] = p[2] + 1</text:p>
      <text:p text:style-name="P16"/>
      <text:p text:style-name="P16"/>
      <text:p text:style-name="P16">def p_expression_array_declare(p):</text:p>
      <text:p text:style-name="P16"><text:s text:c="4"/>'expression : array_declare'</text:p>
      <text:p text:style-name="P16"><text:s text:c="4"/>p[0] = Node(p, [p[1]], type=copy.deepcopy(p[1].type))</text:p>
      <text:p text:style-name="P16"><text:s text:c="4"/>array_name = bytecode_state.reserve_var()</text:p>
      <text:p text:style-name="P16"><text:s text:c="4"/>p[0].type.var_name = array_name[:]</text:p>
      <text:p text:style-name="P16"/>
      <text:p text:style-name="P16"><text:s text:c="4"/>def define_array(arr, var_id):</text:p>
      <text:p text:style-name="P16"><text:s text:c="8"/>if arr.expr == 'array_declare':</text:p>
      <text:p text:style-name="P16"><text:s text:c="12"/>for item in arr.children:</text:p>
      <text:p text:style-name="P16"><text:s text:c="16"/>var_id = define_array(item, var_id)</text:p>
      <text:p text:style-name="P16"><text:s text:c="8"/>else:</text:p>
      <text:p text:style-name="P16"><text:s text:c="12"/>bytecode_state.code += '{0}[{1}] := {2}\n'.format(array_name, var_id, arr.type.var_name)</text:p>
      <text:p text:style-name="P16"><text:s text:c="12"/>return var_id + 1</text:p>
      <text:p text:style-name="P16"><text:s text:c="8"/>return var_id</text:p>
      <text:p text:style-name="P16"/>
      <text:p text:style-name="P16"><text:s text:c="4"/>define_array(p[1], 0)</text:p>
      <text:p text:style-name="P16"/>
      <text:p text:style-name="P16"/>
      <text:p text:style-name="P16">def p_array_declare(p):</text:p>
      <text:p text:style-name="P16"><text:s text:c="4"/>'''array_declare : LBRACKET array_element array_params_list RBRACKET</text:p>
      <text:p text:style-name="P16"><text:s text:c="21"/>| LBRACKET RBRACKET'''</text:p>
      <text:p text:style-name="P16"><text:s text:c="4"/>p[0] = Node(p, [], type=VariableType(None, [0]))</text:p>
      <text:p text:style-name="P16"><text:s text:c="4"/>if len(p) &gt; 3:</text:p>
      <text:p text:style-name="P16"><text:s text:c="8"/>p[0].children.append(p[2])</text:p>
      <text:p text:style-name="P16"><text:s text:c="8"/>if p[3].children:</text:p>
      <text:p text:style-name="P16"><text:s text:c="12"/>p[0].children.extend(p[3].children)</text:p>
      <text:p text:style-name="P16"/>
      <text:p text:style-name="P16"><text:s text:c="8"/>first_type = p[0].children[0].type</text:p>
      <text:p text:style-name="P16"><text:s text:c="8"/>for param in p[0].children:</text:p>
      <text:p text:style-name="P16"><text:s text:c="12"/>if not first_type.can_cast(param.type, True):</text:p>
      <text:p text:style-name="P16"><text:s text:c="16"/>errors.append('Nested array variables have different types, line {0}'.format(p.lineno(1)))</text:p>
      <text:p text:style-name="P16"><text:s text:c="16"/>break</text:p>
      <text:p text:style-name="P16"><text:s text:c="8"/>p[0].type = first_type</text:p>
      <text:p text:style-name="P16"><text:s text:c="8"/>if p[0].type.array_dimensions is None:</text:p>
      <text:p text:style-name="P16"><text:s text:c="12"/>p[0].type.array_dimensions = []</text:p>
      <text:p text:style-name="P16"><text:s text:c="8"/>p[0].type.array_dimensions.insert(0, len(p[0].children))</text:p>
      <text:p text:style-name="P16"/>
      <text:p text:style-name="P16"><text:soft-page-break/></text:p>
      <text:p text:style-name="P16">def p_array_inner(p):</text:p>
      <text:p text:style-name="P16"><text:s text:c="4"/>'''array_element : numeric_expression</text:p>
      <text:p text:style-name="P16"><text:s text:c="21"/>| array_declare'''</text:p>
      <text:p text:style-name="P16"><text:s text:c="4"/>p[0] = p[1]</text:p>
      <text:p text:style-name="P16"/>
      <text:p text:style-name="P16"/>
      <text:p text:style-name="P16">def p_array_params(p):</text:p>
      <text:p text:style-name="P16"><text:s text:c="4"/>'''array_params_list : COMMA array_element array_params_list</text:p>
      <text:p text:style-name="P16"><text:s text:c="25"/>| empty'''</text:p>
      <text:p text:style-name="P16"><text:s text:c="4"/>if len(p) == 4:</text:p>
      <text:p text:style-name="P16"><text:s text:c="8"/>p[0] = Node(p, [p[2]])</text:p>
      <text:p text:style-name="P16"><text:s text:c="8"/>if p[3].children:</text:p>
      <text:p text:style-name="P16"><text:s text:c="12"/>p[0].children.extend(p[3].children)</text:p>
      <text:p text:style-name="P16"><text:s text:c="4"/>else:</text:p>
      <text:p text:style-name="P16"><text:s text:c="8"/>p[0] = p[1]</text:p>
      <text:p text:style-name="P16"/>
      <text:p text:style-name="P16"/>
      <text:p text:style-name="P16">def p_def_array_access(p):</text:p>
      <text:p text:style-name="P16"><text:s text:c="4"/>'expression : array_access'</text:p>
      <text:p text:style-name="P16"><text:s text:c="4"/>p[0] = p[1]</text:p>
      <text:p text:style-name="P16"/>
      <text:p text:style-name="P16"/>
      <text:p text:style-name="P16">def p_array_element_access(p):</text:p>
      <text:p text:style-name="P16"><text:s text:c="4"/>'''array_access : expression index array_indexes'''</text:p>
      <text:p text:style-name="P16"><text:s text:c="4"/>access_depth = 1 + len(p[3].children)</text:p>
      <text:p text:style-name="P16"><text:s text:c="4"/>vartype = copy.deepcopy(p[1].type)</text:p>
      <text:p text:style-name="P16"><text:s text:c="4"/>if access_depth &gt; len(vartype.array_dimensions):</text:p>
      <text:p text:style-name="P16"><text:s text:c="8"/>errors.append('Attempt to access too deep into array, line {0}'.format(p.lineno(2)))</text:p>
      <text:p text:style-name="P16"><text:s text:c="4"/>vartype.array_dimensions = vartype.array_dimensions[:-access_depth]</text:p>
      <text:p text:style-name="P16"><text:s text:c="4"/>vartype.var_name = bytecode_state.reserve_var()</text:p>
      <text:p text:style-name="P16"><text:s text:c="4"/>p[0] = Node(p, [p[1], p[2]], type=vartype)</text:p>
      <text:p text:style-name="P16"><text:s text:c="4"/>if p[3].children:</text:p>
      <text:p text:style-name="P16"><text:s text:c="8"/>p[0].children.extend(p[3].children)</text:p>
      <text:p text:style-name="P16"/>
      <text:p text:style-name="P16"><text:s text:c="4"/>access_index = calculate_index(p[0].children[1:], p[1].type.array_dimensions)</text:p>
      <text:p text:style-name="P16"><text:s text:c="4"/>bytecode_state.code += '{0} := {1}[{2}]\n'.format(vartype.var_name, p[1].type.var_name,</text:p>
      <text:p text:style-name="P16"><text:s text:c="54"/>access_index)</text:p>
      <text:p text:style-name="P16"/>
      <text:p text:style-name="P16"/>
      <text:p text:style-name="P16">def calculate_index(index_arrays, dimensions):</text:p>
      <text:p text:style-name="P16"><text:s text:c="4"/>if len(index_arrays) == 1:</text:p>
      <text:p text:style-name="P16"><text:s text:c="8"/>return index_arrays[-1].type.var_name</text:p>
      <text:p text:style-name="P16"/>
      <text:p text:style-name="P16"><text:s text:c="4"/>first_item = True</text:p>
      <text:p text:style-name="P16"><text:s text:c="4"/>cur_idx = 0</text:p>
      <text:p text:style-name="P16"><text:s text:c="4"/>for idx in index_arrays[:-1]:</text:p>
      <text:p text:style-name="P16"><text:soft-page-break/><text:s text:c="8"/>bytecode_state.code += '{0} := {1} * {2}\n'.format(bytecode_state.reserve_var(), idx.type.var_name,</text:p>
      <text:p text:style-name="P16"><text:s text:c="59"/>dimensions[cur_idx])</text:p>
      <text:p text:style-name="P16"><text:s text:c="8"/>cur_idx += 1</text:p>
      <text:p text:style-name="P16"><text:s text:c="8"/>if not first_item:</text:p>
      <text:p text:style-name="P16"><text:s text:c="12"/>var_nums = bytecode_state.temp_var_number</text:p>
      <text:p text:style-name="P16"><text:s text:c="12"/>bytecode_state.code += '{0} := {1} + {2}\n'.format(bytecode_state.reserve_var(),</text:p>
      <text:p text:style-name="P16"><text:s text:c="63"/>bytecode_state.temp_var(var_nums - 1),</text:p>
      <text:p text:style-name="P16"><text:s text:c="63"/>bytecode_state.temp_var(var_nums - 2))</text:p>
      <text:p text:style-name="P16"><text:s text:c="8"/>else:</text:p>
      <text:p text:style-name="P16"><text:s text:c="12"/>first_item = False</text:p>
      <text:p text:style-name="P16"><text:s text:c="4"/>bytecode_state.code += '{0} := {1} + {2}\n'.format(bytecode_state.reserve_var(),</text:p>
      <text:p text:style-name="P16"><text:s text:c="55"/>bytecode_state.temp_var(bytecode_state.temp_var_number - 2),</text:p>
      <text:p text:style-name="P16"><text:s text:c="55"/>index_arrays[-1].type.var_name)</text:p>
      <text:p text:style-name="P16"><text:s text:c="4"/>return bytecode_state.last_var()</text:p>
      <text:p text:style-name="P16"/>
      <text:p text:style-name="P16"/>
      <text:p text:style-name="P16">def p_array_access_list(p):</text:p>
      <text:p text:style-name="P16"><text:s text:c="4"/>'''array_indexes : index array_indexes</text:p>
      <text:p text:style-name="P16"><text:s text:c="21"/>| empty'''</text:p>
      <text:p text:style-name="P16"><text:s text:c="4"/>if len(p) == 2:</text:p>
      <text:p text:style-name="P16"><text:s text:c="8"/>#empty</text:p>
      <text:p text:style-name="P16"><text:s text:c="8"/>p[0] = p[1]</text:p>
      <text:p text:style-name="P16"><text:s text:c="4"/>else:</text:p>
      <text:p text:style-name="P16"><text:s text:c="8"/>p[0] = Node(p, [p[1]])</text:p>
      <text:p text:style-name="P16"><text:s text:c="8"/>if p[2].children:</text:p>
      <text:p text:style-name="P16"><text:s text:c="12"/>p[0].children.extend(p[2].children)</text:p>
      <text:p text:style-name="P16"/>
      <text:p text:style-name="P16"/>
      <text:p text:style-name="P16">def p_array_element(p):</text:p>
      <text:p text:style-name="P16"><text:s text:c="4"/>'index : LBRACKET numeric_expression RBRACKET'</text:p>
      <text:p text:style-name="P16"><text:s text:c="4"/>if not p[2].type.can_cast(VariableType.type_binary, False):</text:p>
      <text:p text:style-name="P16"><text:s text:c="8"/>errors.append('Array indexes should be integer numbers, line {0}'.format(p.lineno(1)))</text:p>
      <text:p text:style-name="P16"><text:s text:c="4"/>p[0] = p[2]</text:p>
      <text:p text:style-name="P16"/>
      <text:p text:style-name="P16"/>
      <text:p text:style-name="P16">def p_expression_group(p):</text:p>
      <text:p text:style-name="P16"><text:s text:c="4"/>'expression : LPAR expression RPAR'</text:p>
      <text:p text:style-name="P16"><text:s text:c="4"/>p[0] = Node(p, [Leaf(p, 1), p[2], Leaf(p, 3)], type=p[2].type)</text:p>
      <text:p text:style-name="P16"/>
      <text:p text:style-name="P16"/>
      <text:p text:style-name="P16">def p_missing_rpar_error(p):</text:p>
      <text:p text:style-name="P16"><text:s text:c="4"/>'''expression : LPAR expression error'''</text:p>
      <text:p text:style-name="P16"><text:soft-page-break/><text:s text:c="4"/>errors.append('Missing closing parenthesis, line {0}'.format(p.lineno(3)))</text:p>
      <text:p text:style-name="P16"><text:s text:c="4"/>p[0] = Node(p, [Leaf(p, 1), p[2]])</text:p>
      <text:p text:style-name="P16"/>
      <text:p text:style-name="P16"/>
      <text:p text:style-name="P16">def p_loop_enter(p):</text:p>
      <text:p text:style-name="P16"><text:s text:c="4"/>'loop_enter :'</text:p>
      <text:p text:style-name="P16"><text:s text:c="4"/>bytecode_state.enter_loop()</text:p>
      <text:p text:style-name="P16"><text:s text:c="4"/>bytecode_state.code += bytecode_state.current_loop().label_start + ':\n'</text:p>
      <text:p text:style-name="P16"/>
      <text:p text:style-name="P16"/>
      <text:p text:style-name="P16">def p_loop_leave(p):</text:p>
      <text:p text:style-name="P16"><text:s text:c="4"/>'loop_leave :'</text:p>
      <text:p text:style-name="P16"><text:s text:c="4"/>bytecode_state.code += bytecode_state.current_loop().label_end + ':\n'</text:p>
      <text:p text:style-name="P16"><text:s text:c="4"/>bytecode_state.leave_loop()</text:p>
      <text:p text:style-name="P16"/>
      <text:p text:style-name="P16"/>
      <text:p text:style-name="P16">def p_for_statement(p):</text:p>
      <text:p text:style-name="P16"><text:s text:c="4"/>'for_statement : FOR LPAR for_declare SEMICOLON loop_enter for_cond SEMICOLON for_next RPAR compound_statement loop_leave'</text:p>
      <text:p text:style-name="P16"><text:s text:c="4"/>p[0] = Node(p,</text:p>
      <text:p text:style-name="P16"><text:s text:c="16"/>[Leaf(p, 1), Leaf(p, 2), p[3], Leaf(p, 4), p[6], Leaf(p, 7), p[8],</text:p>
      <text:p text:style-name="P16"><text:s text:c="17"/>Leaf(p, 9), p[10]])</text:p>
      <text:p text:style-name="P16"/>
      <text:p text:style-name="P16"/>
      <text:p text:style-name="P16">def p_for_declare_part(p):</text:p>
      <text:p text:style-name="P16"><text:s text:c="4"/>'''for_declare : assign_statements</text:p>
      <text:p text:style-name="P16"><text:s text:c="19"/>| empty'''</text:p>
      <text:p text:style-name="P16"><text:s text:c="4"/>p[0] = p[1]</text:p>
      <text:p text:style-name="P16"/>
      <text:p text:style-name="P16"/>
      <text:p text:style-name="P16">def p_for_cond(p):</text:p>
      <text:p text:style-name="P16"><text:s text:c="4"/>'''for_cond : expression</text:p>
      <text:p text:style-name="P16"><text:s text:c="16"/>| empty'''</text:p>
      <text:p text:style-name="P16"><text:s text:c="4"/>if p.slice[1].type == 'expression':</text:p>
      <text:p text:style-name="P16"><text:s text:c="8"/>if not VariableType.can_cast(p[1].type, VariableType.type_bool):</text:p>
      <text:p text:style-name="P16"><text:s text:c="12"/>errors.append('Conditional part of for statement should be of bool type, line {0}'.format(p.lineno(1)))</text:p>
      <text:p text:style-name="P16"><text:s text:c="4"/>p[0] = Node(p, [p[1]], type=p[1].type)</text:p>
      <text:p text:style-name="P16"><text:s text:c="4"/>bytecode_state.code += 'iffalse {0} goto {1}\n'.format(bytecode_state.last_var(),</text:p>
      <text:p text:style-name="P16"><text:s text:c="59"/>bytecode_state.current_loop().label_end)</text:p>
      <text:p text:style-name="P16"/>
      <text:p text:style-name="P16"/>
      <text:p text:style-name="P16">def p_for_expr(p):</text:p>
      <text:p text:style-name="P16"><text:s text:c="4"/>'''for_next : expression</text:p>
      <text:p text:style-name="P16"><text:soft-page-break/><text:s text:c="16"/>| empty'''</text:p>
      <text:p text:style-name="P16"><text:s text:c="4"/>p[0] = p[1]</text:p>
      <text:p text:style-name="P16"/>
      <text:p text:style-name="P16"/>
      <text:p text:style-name="P16">def p_while_statement(p):</text:p>
      <text:p text:style-name="P16"><text:s text:c="4"/>'while_statement : WHILE loop_enter while_condition COLON compound_statement loop_leave'</text:p>
      <text:p text:style-name="P16"><text:s text:c="4"/>if not VariableType.can_cast(VariableType.get_type(p[3], defined_vars), VariableType.type_bool):</text:p>
      <text:p text:style-name="P16"><text:s text:c="8"/>errors.append('Expression mus be boolean, line {0}'.format(p.lineno(1)))</text:p>
      <text:p text:style-name="P16"><text:s text:c="4"/>p[0] = Node(p, [Leaf(p, 1), p[3], Leaf(p, 4), p[5]])</text:p>
      <text:p text:style-name="P16"/>
      <text:p text:style-name="P16"/>
      <text:p text:style-name="P16">def p_while_condition(p):</text:p>
      <text:p text:style-name="P16"><text:s text:c="4"/>'while_condition : expression'</text:p>
      <text:p text:style-name="P16"><text:s text:c="4"/>p[0] = Node(p, [p[1]], type=p[1].type)</text:p>
      <text:p text:style-name="P16"><text:s text:c="4"/>bytecode_state.code += 'iffalse {0} goto {1}\n'.format(bytecode_state.last_var(),</text:p>
      <text:p text:style-name="P16"><text:s text:c="59"/>bytecode_state.current_loop().label_end)</text:p>
      <text:p text:style-name="P16"/>
      <text:p text:style-name="P16"/>
      <text:p text:style-name="P16">def p_dowhile_statement(p):</text:p>
      <text:p text:style-name="P16"><text:s text:c="4"/>'dowhile_statement : DO loop_enter compound_statement WHILE dowhile_condition loop_leave'</text:p>
      <text:p text:style-name="P16"><text:s text:c="4"/>if not VariableType.can_cast(VariableType.get_type(p[5], defined_vars), VariableType.type_bool):</text:p>
      <text:p text:style-name="P16"><text:s text:c="8"/>errors.append('Expression mus be boolean, line {0}'.format(p.lineno(3)))</text:p>
      <text:p text:style-name="P16"><text:s text:c="4"/>p[0] = Node(p, [Leaf(p, 1), p[3], Leaf(p, 4), p[5]])</text:p>
      <text:p text:style-name="P16"/>
      <text:p text:style-name="P16"/>
      <text:p text:style-name="P16">def p_dowhile_condition(p):</text:p>
      <text:p text:style-name="P16"><text:s text:c="4"/>'dowhile_condition : expression'</text:p>
      <text:p text:style-name="P16"><text:s text:c="4"/>p[0] = Node(p, [p[1]], type=p[1].type)</text:p>
      <text:p text:style-name="P16"><text:s text:c="4"/>bytecode_state.code += 'iftrue {0} goto {1}\n'.format(bytecode_state.last_var(),</text:p>
      <text:p text:style-name="P16"><text:s text:c="58"/>bytecode_state.current_loop().label_start)</text:p>
      <text:p text:style-name="P16"/>
      <text:p text:style-name="P16"/>
      <text:p text:style-name="P16">def p_break_continue_statement(p):</text:p>
      <text:p text:style-name="P16"><text:s text:c="4"/>'''statement : BREAK</text:p>
      <text:p text:style-name="P16"><text:s text:c="17"/>| CONTINUE'''</text:p>
      <text:p text:style-name="P16"><text:s text:c="4"/>p[0] = Node(p, leaf=Leaf(p, 1))</text:p>
      <text:p text:style-name="P16"><text:s text:c="4"/>if not bytecode_state.current_loop():</text:p>
      <text:p text:style-name="P16"><text:s text:c="8"/>errors.append('{0} should be nested in loop, line {1}'.format(p[1].title(), p.lineno(1)))</text:p>
      <text:p text:style-name="P16"><text:s text:c="4"/>else:</text:p>
      <text:p text:style-name="P16"><text:s text:c="8"/>bytecode_state.code += 'goto {0}\n'.format(</text:p>
      <text:p text:style-name="P16"><text:soft-page-break/><text:s text:c="12"/>bytecode_state.current_loop().label_end if p.slice[1].type == 'BREAK'</text:p>
      <text:p text:style-name="P16"><text:s text:c="12"/>else bytecode_state.current_loop().label_start)</text:p>
      <text:p text:style-name="P16"/>
      <text:p text:style-name="P16"/>
      <text:p text:style-name="P16">def p_if_statement(p):</text:p>
      <text:p text:style-name="P16"><text:s text:c="4"/>'''if_statement : IF expression enter_if COLON true_branch false_branch</text:p>
      <text:p text:style-name="P16"><text:s text:c="20"/>| IF expression enter_if COLON true_branch'''</text:p>
      <text:p text:style-name="P16"><text:s text:c="4"/>if not VariableType.can_cast(VariableType.get_type(p[2], defined_vars), VariableType.type_bool):</text:p>
      <text:p text:style-name="P16"><text:s text:c="8"/>errors.append('Expression must be boolean, line {0}'.format(p.lineno(1)))</text:p>
      <text:p text:style-name="P16"><text:s text:c="4"/>p[0] = Node(p, [Leaf(p, 1), p[2], Leaf(p, 4), p[5]])</text:p>
      <text:p text:style-name="P16"><text:s text:c="4"/>if len(p) == 7:</text:p>
      <text:p text:style-name="P16"><text:s text:c="8"/>p[0].children.append(p[6])</text:p>
      <text:p text:style-name="P16"><text:s text:c="4"/>bytecode_state.code += bytecode_state.condition_stack.pop().label_end + ':\n'</text:p>
      <text:p text:style-name="P16"/>
      <text:p text:style-name="P16"/>
      <text:p text:style-name="P16">def p_enter_if(p):</text:p>
      <text:p text:style-name="P16"><text:s text:c="4"/>'enter_if :'</text:p>
      <text:p text:style-name="P16"><text:s text:c="4"/>cond_labels = ConditionLabels(bytecode_state.reserve_label(), bytecode_state.reserve_label())</text:p>
      <text:p text:style-name="P16"><text:s text:c="4"/>bytecode_state.condition_stack.append(cond_labels)</text:p>
      <text:p text:style-name="P16"><text:s text:c="4"/>bytecode_state.code += 'iffalse {0} goto {1}\n'.format(bytecode_state.last_var(),</text:p>
      <text:p text:style-name="P16"><text:s text:c="59"/>cond_labels.label_false)</text:p>
      <text:p text:style-name="P16"/>
      <text:p text:style-name="P16"/>
      <text:p text:style-name="P16">def p_true_branch(p):</text:p>
      <text:p text:style-name="P16"><text:s text:c="4"/>'true_branch : compound_statement'</text:p>
      <text:p text:style-name="P16"><text:s text:c="4"/>p[0] = Node(p, [p[1]])</text:p>
      <text:p text:style-name="P16"><text:s text:c="4"/>if bytecode_state.condition_stack[-1].label_false:</text:p>
      <text:p text:style-name="P16"><text:s text:c="8"/>bytecode_state.code += 'goto {0}\n'.format(bytecode_state.condition_stack[-1].label_end)</text:p>
      <text:p text:style-name="P16"><text:s text:c="8"/>bytecode_state.code += bytecode_state.condition_stack[-1].label_false + ':\n'</text:p>
      <text:p text:style-name="P16"/>
      <text:p text:style-name="P16"/>
      <text:p text:style-name="P16">def p_false_branch(p):</text:p>
      <text:p text:style-name="P16"><text:s text:c="4"/>'''false_branch : ELSE COLON compound_statement'''</text:p>
      <text:p text:style-name="P16"><text:s text:c="4"/>p[0] = Node(p, [Leaf(p, 1), Leaf(p, 2), p[3]])</text:p>
      <text:p text:style-name="P16"/>
      <text:p text:style-name="P16"/>
      <text:p text:style-name="P16">def p_func_call(p):</text:p>
      <text:p text:style-name="P16"><text:s text:c="4"/>'''expression : func LPAR func_params RPAR'''</text:p>
      <text:p text:style-name="P16"><text:s text:c="4"/>if len(p[1].type.params) &lt; len(p[3].children):</text:p>
      <text:p text:style-name="P16"><text:s text:c="8"/>errors.append('Attempt to call function with too much arguments, line {0}'.format(p.lineno(2)))</text:p>
      <text:p text:style-name="P16"><text:soft-page-break/><text:s text:c="4"/>elif len(p[1].type.params) &gt; len(p[3].children):</text:p>
      <text:p text:style-name="P16"><text:s text:c="8"/>errors.append('Attempt to call function with not enough arguments, line {0}'.format(p.lineno(2)))</text:p>
      <text:p text:style-name="P16"><text:s text:c="4"/>elif any(itertools.starmap(lambda el1, el2: not el1.can_cast(el2),</text:p>
      <text:p text:style-name="P16"><text:s text:c="31"/>zip(p[1].type.params, [c.type for c in p[3].children]))):</text:p>
      <text:p text:style-name="P16"><text:s text:c="8"/>errors.append('Parameter types of function call does not match declaration, line {0}'.format(p.lineno(2)))</text:p>
      <text:p text:style-name="P16"><text:s text:c="4"/>p[0] = Node(p, [p[1], p[3]], type=copy.deepcopy(p[1].type.return_type))</text:p>
      <text:p text:style-name="P16"><text:s text:c="4"/>p[0].type.var_name = bytecode_state.reserve_var()</text:p>
      <text:p text:style-name="P16"><text:s text:c="4"/>bytecode_state.code += '{0} := call {1}, {2}\n'.format(p[0].type.var_name, p[1].leaf.value, len(p[3].children))</text:p>
      <text:p text:style-name="P16"/>
      <text:p text:style-name="P16"/>
      <text:p text:style-name="P16">def p_func_params(p):</text:p>
      <text:p text:style-name="P16"><text:s text:c="4"/>'''func_params : expression func_params_list</text:p>
      <text:p text:style-name="P16"><text:s text:c="19"/>| empty'''</text:p>
      <text:p text:style-name="P16"><text:s text:c="4"/>p[0] = Node(p, [])</text:p>
      <text:p text:style-name="P16"><text:s text:c="4"/>if len(p) &gt; 2:</text:p>
      <text:p text:style-name="P16"><text:s text:c="8"/>p[0].children.append(p[1])</text:p>
      <text:p text:style-name="P16"><text:s text:c="8"/>if p[2].children:</text:p>
      <text:p text:style-name="P16"><text:s text:c="12"/>p[0].children.extend(p[2].children)</text:p>
      <text:p text:style-name="P16"><text:s text:c="8"/>for param in p[0].children:</text:p>
      <text:p text:style-name="P16"><text:s text:c="12"/>bytecode_state.code += 'param {0}\n'.format(param.type.var_name)</text:p>
      <text:p text:style-name="P16"/>
      <text:p text:style-name="P16"/>
      <text:p text:style-name="P16">def p_func_params_list(p):</text:p>
      <text:p text:style-name="P16"><text:s text:c="4"/>'''func_params_list : COMMA expression func_params_list</text:p>
      <text:p text:style-name="P16"><text:s text:c="24"/>| empty'''</text:p>
      <text:p text:style-name="P16"><text:s text:c="4"/>if len(p) &gt; 2:</text:p>
      <text:p text:style-name="P16"><text:s text:c="8"/>p[0] = Node(p, [p[2]])</text:p>
      <text:p text:style-name="P16"><text:s text:c="8"/>if p[3].children:</text:p>
      <text:p text:style-name="P16"><text:s text:c="12"/>p[0].children.extend(p[3].children)</text:p>
      <text:p text:style-name="P16"><text:s text:c="4"/>else:</text:p>
      <text:p text:style-name="P16"><text:s text:c="8"/>p[0] = p[1]</text:p>
      <text:p text:style-name="P16"/>
      <text:p text:style-name="P16"/>
      <text:p text:style-name="P16">def p_func_print(p):</text:p>
      <text:p text:style-name="P16"><text:s text:c="4"/>"""func : PRINT"""</text:p>
      <text:p text:style-name="P16"><text:s text:c="4"/>p[0] = Node(p, leaf=Leaf(p, 1), type=FunctionType(VariableType(None), [VariableType(VariableType.type_any)]))</text:p>
      <text:p text:style-name="P16"/>
      <text:p text:style-name="P16"/>
      <text:p text:style-name="P16">def p_func_readi(p):</text:p>
      <text:p text:style-name="P16"><text:s text:c="4"/>"""func : READI"""</text:p>
      <text:p text:style-name="P16"><text:s text:c="4"/>p[0] = Node(p, leaf=Leaf(p, 1), <text:soft-page-break/>type=FunctionType(VariableType(VariableType.type_hex)))</text:p>
      <text:p text:style-name="P16"/>
      <text:p text:style-name="P16"/>
      <text:p text:style-name="P16">def p_func_readf(p):</text:p>
      <text:p text:style-name="P16"><text:s text:c="4"/>"""func : READF"""</text:p>
      <text:p text:style-name="P16"><text:s text:c="4"/>p[0] = Node(p, leaf=Leaf(p, 1), type=FunctionType(VariableType(VariableType.type_float)))</text:p>
      <text:p text:style-name="P16"/>
      <text:p text:style-name="P16"/>
      <text:p text:style-name="P16">def p_empty(p):</text:p>
      <text:p text:style-name="P16"><text:s text:c="4"/>'empty :'</text:p>
      <text:p text:style-name="P16"><text:s text:c="4"/>p[0] = Node(p)</text:p>
      <text:p text:style-name="P16"/>
      <text:p text:style-name="P16"/>
      <text:p text:style-name="P16">def p_error(p):</text:p>
      <text:p text:style-name="P16"><text:s text:c="4"/>if not p:</text:p>
      <text:p text:style-name="P16"><text:s text:c="8"/>print "Syntax error at EOF"</text:p>
      <text:p text:style-name="P16"><text:s text:c="4"/>else:</text:p>
      <text:p text:style-name="P16"><text:s text:c="8"/>errors.append('Unexpected symbol \'{0}\' at line {1}'.format(p.value, p.lineno))</text:p>
      <text:p text:style-name="P16"><text:s text:c="8"/>yacc.errok()</text:p>
      <text:p text:style-name="P16"><text:s text:c="8"/>return yacc.token()</text:p>
      <text:p text:style-name="P16"/>
      <text:p text:style-name="P16"/>
      <text:p text:style-name="P16">yacc_parser = yacc.yacc(debug=True)</text:p>
      <text:p text:style-name="P16"/>
      <text:p text:style-name="P16"/>
      <text:p text:style-name="P16">def yparse(data, debug=0):</text:p>
      <text:p text:style-name="P16"><text:s text:c="4"/>yacc_parser.error = 0</text:p>
      <text:p text:style-name="P16"><text:s text:c="4"/>lxr.lineno = 1</text:p>
      <text:p text:style-name="P16"><text:s text:c="4"/>p = yacc_parser.parse(data, debug=debug, lexer=lxr)</text:p>
      <text:p text:style-name="P16"><text:s text:c="4"/>if yacc_parser.error:</text:p>
      <text:p text:style-name="P16"><text:s text:c="8"/>return None</text:p>
      <text:p text:style-name="P16"><text:s text:c="4"/>return p, bytecode_state.code, errors</text:p>
      <text:p text:style-name="P2"/>
      <text:list xml:id="list31204627" text:continue-numbering="true" text:style-name="L1">
        <text:list-item>
          <text:list>
            <text:list-item>
              <text:list>
                <text:list-item>
                  <text:p text:style-name="P3">Исходный код файла <text:span text:style-name="T8">node.py</text:span></text:p>
                </text:list-item>
              </text:list>
            </text:list-item>
          </text:list>
        </text:list-item>
      </text:list>
      <text:p text:style-name="P16"/>
      <text:p text:style-name="P16"><text:span text:style-name="T8">class Leaf(object):</text:span></text:p>
      <text:p text:style-name="P16"><text:span text:style-name="T8"><text:s text:c="4"/>def __init__(self, parse, id):</text:span></text:p>
      <text:p text:style-name="P16"><text:span text:style-name="T8"><text:s text:c="8"/>self.type = parse.slice[id].type</text:span></text:p>
      <text:p text:style-name="P16"><text:span text:style-name="T8"><text:s text:c="8"/>self.value = parse.slice[id].value</text:span></text:p>
      <text:p text:style-name="P16"><text:span text:style-name="T8"/></text:p>
      <text:p text:style-name="P16"><text:span text:style-name="T8"><text:s text:c="4"/>def __str__(self):</text:span></text:p>
      <text:p text:style-name="P16"><text:span text:style-name="T8"><text:s text:c="8"/>return "{0} [{1}:'{2}']".format(self.type, 'name' if self.type in ids + reserved else 'text', self.value)</text:span></text:p>
      <text:p text:style-name="P16"><text:span text:style-name="T8"/></text:p>
      <text:p text:style-name="P16"><text:span text:style-name="T8"><text:s text:c="4"/>def to_ast(self):</text:span></text:p>
      <text:p text:style-name="P16"><text:span text:style-name="T8"><text:s text:c="8"/>return str(self) + '\n'</text:span></text:p>
      <text:p text:style-name="P16"><text:span text:style-name="T8"/></text:p>
      <text:p text:style-name="P16"><text:span text:style-name="T8"><text:s text:c="4"/>def ast(self):</text:span></text:p>
      <text:p text:style-name="P16"><text:span text:style-name="T8"><text:s text:c="8"/>return str(self)</text:span></text:p>
      <text:p text:style-name="P16"><text:soft-page-break/><text:span text:style-name="T8"/></text:p>
      <text:p text:style-name="P16"><text:span text:style-name="T8"/></text:p>
      <text:p text:style-name="P16"><text:span text:style-name="T8">class Node(object):</text:span></text:p>
      <text:p text:style-name="P16"><text:span text:style-name="T8"><text:s text:c="4"/>def __init__(self, prod, children=None, leaf=None, type=None):</text:span></text:p>
      <text:p text:style-name="P16"><text:span text:style-name="T8"><text:s text:c="8"/>self.expr = prod.slice[0].type</text:span></text:p>
      <text:p text:style-name="P16"><text:span text:style-name="T8"><text:s text:c="8"/>if children:</text:span></text:p>
      <text:p text:style-name="P16"><text:span text:style-name="T8"><text:s text:c="12"/>self.children = children</text:span></text:p>
      <text:p text:style-name="P16"><text:span text:style-name="T8"><text:s text:c="8"/>else:</text:span></text:p>
      <text:p text:style-name="P16"><text:span text:style-name="T8"><text:s text:c="12"/>self.children = []</text:span></text:p>
      <text:p text:style-name="P16"><text:span text:style-name="T8"><text:s text:c="8"/>self.leaf = leaf</text:span></text:p>
      <text:p text:style-name="P16"><text:span text:style-name="T8"><text:s text:c="8"/>self.type = type</text:span></text:p>
      <text:p text:style-name="P16"><text:span text:style-name="T8"/></text:p>
      <text:p text:style-name="P16"><text:span text:style-name="T8"><text:s text:c="4"/>def _get_statements(self):</text:span></text:p>
      <text:p text:style-name="P16"><text:span text:style-name="T8"><text:s text:c="8"/>if self.expr != 'statement_list' or len(self.children) &lt; 3:</text:span></text:p>
      <text:p text:style-name="P16"><text:span text:style-name="T8"><text:s text:c="12"/>return None</text:span></text:p>
      <text:p text:style-name="P16"><text:span text:style-name="T8"><text:s text:c="8"/>statements = [self.children[0]]</text:span></text:p>
      <text:p text:style-name="P16"><text:span text:style-name="T8"><text:s text:c="8"/>child_st = self.children[2]._get_statements()</text:span></text:p>
      <text:p text:style-name="P16"><text:span text:style-name="T8"><text:s text:c="8"/>if child_st:</text:span></text:p>
      <text:p text:style-name="P16"><text:span text:style-name="T8"><text:s text:c="12"/>statements.extend(child_st)</text:span></text:p>
      <text:p text:style-name="P16"><text:span text:style-name="T8"><text:s text:c="8"/>return statements</text:span></text:p>
      <text:p text:style-name="P16"><text:span text:style-name="T8"/></text:p>
      <text:p text:style-name="P16"><text:span text:style-name="T8"><text:s text:c="4"/>def to_tree(self):</text:span></text:p>
      <text:p text:style-name="P16"><text:span text:style-name="T8"><text:s text:c="8"/>cur = '{0}/{1}\n'.format(self.expr, 1 if self.leaf else len(self.children))</text:span></text:p>
      <text:p text:style-name="P16"><text:span text:style-name="T8"><text:s text:c="8"/>child_num = 1</text:span></text:p>
      <text:p text:style-name="P16"><text:span text:style-name="T8"><text:s text:c="8"/>child_text = ''</text:span></text:p>
      <text:p text:style-name="P16"><text:span text:style-name="T8"><text:s text:c="8"/>if self.leaf:</text:span></text:p>
      <text:p text:style-name="P16"><text:span text:style-name="T8"><text:s text:c="12"/>child_text = '{0} {1}'.format(child_num, self.leaf)</text:span></text:p>
      <text:p text:style-name="P16"><text:span text:style-name="T8"><text:s text:c="8"/>else:</text:span></text:p>
      <text:p text:style-name="P16"><text:span text:style-name="T8"><text:s text:c="12"/>for c in self.children:</text:span></text:p>
      <text:p text:style-name="P16"><text:span text:style-name="T8"><text:s text:c="16"/>child_text += '{0} {1}\n'.format(child_num, c)</text:span></text:p>
      <text:p text:style-name="P16"><text:span text:style-name="T8"><text:s text:c="16"/>child_num += 1</text:span></text:p>
      <text:p text:style-name="P16"><text:span text:style-name="T8"><text:s text:c="8"/>cur += '\n'.join(' <text:s/>' + s for s in child_text.split('\n') if s != '') + '\n'</text:span></text:p>
      <text:p text:style-name="P16"><text:span text:style-name="T8"><text:s text:c="8"/>return cur</text:span></text:p>
      <text:p text:style-name="P16"><text:span text:style-name="T8"/></text:p>
      <text:p text:style-name="P16"><text:span text:style-name="T8"><text:s text:c="4"/>def _append_to(self, txt, val=' <text:s/>'):</text:span></text:p>
      <text:p text:style-name="P16"><text:span text:style-name="T8"><text:s text:c="8"/>append_to_end = ''</text:span></text:p>
      <text:p text:style-name="P16"><text:span text:style-name="T8"><text:s text:c="8"/>if txt.endswith('\n'):</text:span></text:p>
      <text:p text:style-name="P16"><text:span text:style-name="T8"><text:s text:c="12"/>append_to_end = '\n'</text:span></text:p>
      <text:p text:style-name="P16"><text:span text:style-name="T8"><text:s text:c="8"/>res = '\n'.join(val + s for s in txt.split('\n') if s != '') + append_to_end</text:span></text:p>
      <text:p text:style-name="P16"><text:span text:style-name="T8"><text:s text:c="8"/>return res</text:span></text:p>
      <text:p text:style-name="P16"><text:span text:style-name="T8"/></text:p>
      <text:p text:style-name="P16"><text:span text:style-name="T8"><text:s text:c="4"/>def ast(self):</text:span></text:p>
      <text:p text:style-name="P16"><text:span text:style-name="T8"><text:s text:c="8"/>if self.expr == 'program':</text:span></text:p>
      <text:p text:style-name="P16"><text:span text:style-name="T8"><text:s text:c="12"/>return self.children[0].ast()</text:span></text:p>
      <text:p text:style-name="P16"><text:span text:style-name="T8"><text:s text:c="8"/>if self.expr == 'compound_statement':</text:span></text:p>
      <text:p text:style-name="P16"><text:span text:style-name="T8"><text:s text:c="12"/>self.expr = 'S'</text:span></text:p>
      <text:p text:style-name="P16"><text:span text:style-name="T8"><text:s text:c="12"/>self.children = [c.ast() for c in self.children[1:-1]]</text:span></text:p>
      <text:p text:style-name="P16"><text:span text:style-name="T8"><text:s text:c="12"/>return self</text:span></text:p>
      <text:p text:style-name="P16"><text:soft-page-break/><text:span text:style-name="T8"><text:s text:c="8"/>if self.expr == 'statement_list':</text:span></text:p>
      <text:p text:style-name="P16"><text:span text:style-name="T8"><text:s text:c="12"/>self.children = self._get_statements()</text:span></text:p>
      <text:p text:style-name="P16"><text:span text:style-name="T8"><text:s text:c="12"/>self.expr = 'L'</text:span></text:p>
      <text:p text:style-name="P16"><text:span text:style-name="T8"><text:s text:c="12"/>self.children = [c.ast() for c in self.children]</text:span></text:p>
      <text:p text:style-name="P16"><text:span text:style-name="T8"><text:s text:c="12"/>return self</text:span></text:p>
      <text:p text:style-name="P16"><text:span text:style-name="T8"><text:s text:c="8"/>if self.expr == 'expression':</text:span></text:p>
      <text:p text:style-name="P16"><text:span text:style-name="T8"><text:s text:c="12"/>if hasattr(self.children[0], 'value') and self.children[0].type == 'LPAR':</text:span></text:p>
      <text:p text:style-name="P16"><text:span text:style-name="T8"><text:s text:c="16"/>return self.children[1].ast()</text:span></text:p>
      <text:p text:style-name="P16"><text:span text:style-name="T8"><text:s text:c="12"/>if len(self.children) == 3:</text:span></text:p>
      <text:p text:style-name="P16"><text:span text:style-name="T8"><text:s text:c="16"/>self.expr = self.children[1].value</text:span></text:p>
      <text:p text:style-name="P16"><text:span text:style-name="T8"><text:s text:c="16"/>del self.children[1]</text:span></text:p>
      <text:p text:style-name="P16"><text:span text:style-name="T8"><text:s text:c="16"/>self.children = [c.ast() for c in self.children]</text:span></text:p>
      <text:p text:style-name="P16"><text:span text:style-name="T8"><text:s text:c="16"/>return self</text:span></text:p>
      <text:p text:style-name="P16"><text:span text:style-name="T8"><text:s text:c="12"/>if len(self.children) == 2:</text:span></text:p>
      <text:p text:style-name="P16"><text:span text:style-name="T8"><text:s text:c="16"/>self.expr = 'call'</text:span></text:p>
      <text:p text:style-name="P16"><text:span text:style-name="T8"><text:s text:c="16"/>self.children.extend(self.children[1].children)</text:span></text:p>
      <text:p text:style-name="P16"><text:span text:style-name="T8"><text:s text:c="16"/>del self.children[1]</text:span></text:p>
      <text:p text:style-name="P16"><text:span text:style-name="T8"><text:s text:c="16"/>self.children = [c.ast() for c in self.children]</text:span></text:p>
      <text:p text:style-name="P16"><text:span text:style-name="T8"><text:s text:c="16"/>return self</text:span></text:p>
      <text:p text:style-name="P16"><text:span text:style-name="T8"><text:s text:c="8"/>if self.expr == 'numeric_expression':</text:span></text:p>
      <text:p text:style-name="P16"><text:span text:style-name="T8"><text:s text:c="12"/>if len(self.children) == 2:</text:span></text:p>
      <text:p text:style-name="P16"><text:span text:style-name="T8"><text:s text:c="16"/>self.expr = self.children[0]</text:span></text:p>
      <text:p text:style-name="P16"><text:span text:style-name="T8"><text:s text:c="16"/>self.children = [c.ast() for c in self.children[1:]]</text:span></text:p>
      <text:p text:style-name="P16"><text:span text:style-name="T8"><text:s text:c="16"/>return self</text:span></text:p>
      <text:p text:style-name="P16"><text:span text:style-name="T8"><text:s text:c="12"/>if len(self.children) == 3:</text:span></text:p>
      <text:p text:style-name="P16"><text:span text:style-name="T8"><text:s text:c="16"/>self.expr = self.children[1]</text:span></text:p>
      <text:p text:style-name="P16"><text:span text:style-name="T8"><text:s text:c="16"/>del self.children[1]</text:span></text:p>
      <text:p text:style-name="P16"><text:span text:style-name="T8"><text:s text:c="16"/>self.children = [c.ast() for c in self.children]</text:span></text:p>
      <text:p text:style-name="P16"><text:span text:style-name="T8"><text:s text:c="16"/>return self</text:span></text:p>
      <text:p text:style-name="P16"><text:span text:style-name="T8"><text:s text:c="8"/>if self.expr == 'array_declare':</text:span></text:p>
      <text:p text:style-name="P16"><text:span text:style-name="T8"><text:s text:c="12"/>self.expr = 'array'</text:span></text:p>
      <text:p text:style-name="P16"><text:span text:style-name="T8"><text:s text:c="12"/>self.children = [c.ast() for c in self.children]</text:span></text:p>
      <text:p text:style-name="P16"><text:span text:style-name="T8"><text:s text:c="8"/>if self.expr == 'array_access':</text:span></text:p>
      <text:p text:style-name="P16"><text:span text:style-name="T8"><text:s text:c="12"/>self.expr = 'index'</text:span></text:p>
      <text:p text:style-name="P16"><text:span text:style-name="T8"><text:s text:c="12"/>self.children = [c.ast() for c in self.children]</text:span></text:p>
      <text:p text:style-name="P16"><text:span text:style-name="T8"><text:s text:c="12"/>return self</text:span></text:p>
      <text:p text:style-name="P16"><text:span text:style-name="T8"><text:s text:c="8"/>if self.expr == 'index':</text:span></text:p>
      <text:p text:style-name="P16"><text:span text:style-name="T8"><text:s text:c="12"/>return self.children[1].ast()</text:span></text:p>
      <text:p text:style-name="P16"><text:span text:style-name="T8"><text:s text:c="8"/>if self.expr == 'assign_statement':</text:span></text:p>
      <text:p text:style-name="P16"><text:span text:style-name="T8"><text:s text:c="12"/>self.expr = self.children[2]</text:span></text:p>
      <text:p text:style-name="P16"><text:span text:style-name="T8"><text:s text:c="12"/>del self.children[2]</text:span></text:p>
      <text:p text:style-name="P16"><text:span text:style-name="T8"><text:s text:c="12"/>self.children = [c.ast() for c in self.children]</text:span></text:p>
      <text:p text:style-name="P16"><text:span text:style-name="T8"><text:s text:c="12"/>return self</text:span></text:p>
      <text:p text:style-name="P16"><text:span text:style-name="T8"><text:s text:c="8"/>if self.expr == 'declare':</text:span></text:p>
      <text:p text:style-name="P16"><text:span text:style-name="T8"><text:s text:c="12"/>self.expr = self.children[2]</text:span></text:p>
      <text:p text:style-name="P16"><text:span text:style-name="T8"><text:s text:c="12"/>del self.children[2]</text:span></text:p>
      <text:p text:style-name="P16"><text:span text:style-name="T8"><text:s text:c="12"/>self.children = [c.ast() for c in self.children[1:]]</text:span></text:p>
      <text:p text:style-name="P16"><text:span text:style-name="T8"><text:s text:c="12"/>return self</text:span></text:p>
      <text:p text:style-name="P16"><text:span text:style-name="T8"><text:s text:c="8"/>if self.expr == 'for_statement':</text:span></text:p>
      <text:p text:style-name="P16"><text:soft-page-break/><text:span text:style-name="T8"><text:s text:c="12"/>self.expr = 'C'</text:span></text:p>
      <text:p text:style-name="P16"><text:span text:style-name="T8"><text:s text:c="12"/>self.children = [c.ast() for c in [self.children[idx] for idx in (2, 4, 6, 8)]]</text:span></text:p>
      <text:p text:style-name="P16"><text:span text:style-name="T8"><text:s text:c="12"/>return self</text:span></text:p>
      <text:p text:style-name="P16"><text:span text:style-name="T8"><text:s text:c="8"/>if self.expr == 'while_statement' or self.expr == 'dowhile_statement':</text:span></text:p>
      <text:p text:style-name="P16"><text:span text:style-name="T8"><text:s text:c="12"/>self.expr = 'C'</text:span></text:p>
      <text:p text:style-name="P16"><text:span text:style-name="T8"><text:s text:c="12"/>self.children = [c.ast() for c in [self.children[idx] for idx in (1, 3)]]</text:span></text:p>
      <text:p text:style-name="P16"><text:span text:style-name="T8"><text:s text:c="12"/>return self</text:span></text:p>
      <text:p text:style-name="P16"><text:span text:style-name="T8"><text:s text:c="8"/>if self.expr in ('for_cond', 'while_condition', 'dowhile_condition'):</text:span></text:p>
      <text:p text:style-name="P16"><text:span text:style-name="T8"><text:s text:c="12"/>self.expr = 'cond'</text:span></text:p>
      <text:p text:style-name="P16"><text:span text:style-name="T8"><text:s text:c="12"/>self.children = [c.ast() for c in self.children]</text:span></text:p>
      <text:p text:style-name="P16"><text:span text:style-name="T8"><text:s text:c="12"/>return self</text:span></text:p>
      <text:p text:style-name="P16"><text:span text:style-name="T8"><text:s text:c="8"/>if self.expr == 'if_statement':</text:span></text:p>
      <text:p text:style-name="P16"><text:span text:style-name="T8"><text:s text:c="12"/>self.expr = 'flow'</text:span></text:p>
      <text:p text:style-name="P16"><text:span text:style-name="T8"><text:s text:c="12"/>del self.children[0]</text:span></text:p>
      <text:p text:style-name="P16"><text:span text:style-name="T8"><text:s text:c="12"/>del self.children[1]</text:span></text:p>
      <text:p text:style-name="P16"><text:span text:style-name="T8"><text:s text:c="12"/>self.children = [c.ast() for c in self.children]</text:span></text:p>
      <text:p text:style-name="P16"><text:span text:style-name="T8"><text:s text:c="12"/>return self</text:span></text:p>
      <text:p text:style-name="P16"><text:span text:style-name="T8"><text:s text:c="8"/>if self.expr == 'true_branch':</text:span></text:p>
      <text:p text:style-name="P16"><text:span text:style-name="T8"><text:s text:c="12"/>self.children = [c.ast() for c in self.children]</text:span></text:p>
      <text:p text:style-name="P16"><text:span text:style-name="T8"><text:s text:c="12"/>return self</text:span></text:p>
      <text:p text:style-name="P16"><text:span text:style-name="T8"><text:s text:c="8"/>if self.expr == 'false_branch':</text:span></text:p>
      <text:p text:style-name="P16"><text:span text:style-name="T8"><text:s text:c="12"/>self.children = [self.children[-1].ast()]</text:span></text:p>
      <text:p text:style-name="P16"><text:span text:style-name="T8"><text:s text:c="12"/>return self</text:span></text:p>
      <text:p text:style-name="P16"><text:span text:style-name="T8"><text:s text:c="8"/>if len(self.children) == 1:</text:span></text:p>
      <text:p text:style-name="P16"><text:span text:style-name="T8"><text:s text:c="12"/>return self.children[0].ast()</text:span></text:p>
      <text:p text:style-name="P16"><text:span text:style-name="T8"><text:s text:c="8"/>if self.leaf:</text:span></text:p>
      <text:p text:style-name="P16"><text:span text:style-name="T8"><text:s text:c="12"/>return self.leaf.ast()</text:span></text:p>
      <text:p text:style-name="P16"><text:span text:style-name="T8"><text:s text:c="8"/>return self</text:span></text:p>
      <text:p text:style-name="P16"><text:span text:style-name="T8"/></text:p>
      <text:p text:style-name="P16"><text:span text:style-name="T8"/></text:p>
      <text:p text:style-name="P16"><text:span text:style-name="T8"><text:s text:c="4"/>def __str__(self):</text:span></text:p>
      <text:p text:style-name="P16"><text:span text:style-name="T8"><text:s text:c="8"/>return self.to_tree()</text:span></text:p>
      <text:p text:style-name="P2"><text:span text:style-name="T8"/></text:p>
      <text:list xml:id="list31176346" text:continue-numbering="true" text:style-name="L1">
        <text:list-item>
          <text:list>
            <text:list-item>
              <text:p text:style-name="P19">Тестовые примеры работы программы</text:p>
            </text:list-item>
          </text:list>
        </text:list-item>
      </text:list>
      <text:p text:style-name="P22"/>
      <text:p text:style-name="P23">Для кода на ЯВУ:</text:p>
      <text:p text:style-name="P28">{</text:p>
      <text:p text:style-name="P27"><text:tab/>for (binary a := 0b0; a &lt; 0xf; ++a)</text:p>
      <text:p text:style-name="P27"><text:tab/>{</text:p>
      <text:p text:style-name="P27"><text:tab/><text:tab/>print(a);</text:p>
      <text:p text:style-name="P27"><text:tab/>};</text:p>
      <text:p text:style-name="P27">}</text:p>
      <text:p text:style-name="P23">3-адресный код:</text:p>
      <text:p text:style-name="P28">a := 0</text:p>
      <text:p text:style-name="P27">@L1:</text:p>
      <text:p text:style-name="P27">@t1 := a &lt; 15</text:p>
      <text:p text:style-name="P27">iffalse @t1 goto @L2</text:p>
      <text:p text:style-name="P27">a := a + 1</text:p>
      <text:p text:style-name="P27">param a</text:p>
      <text:p text:style-name="P27">call print, 1</text:p>
      <text:p text:style-name="P27">@L2:</text:p>
      <text:p text:style-name="P27"/>
      <text:p text:style-name="P23">Для следующего кода:</text:p>
      <text:p text:style-name="P28">{</text:p>
      <text:p text:style-name="P27"><text:tab/>hexadecimal count := 0x0;</text:p>
      <text:p text:style-name="P27"><text:tab/>while readi() &lt; 0x99:</text:p>
      <text:p text:style-name="P27"><text:tab/>{</text:p>
      <text:p text:style-name="P27"><text:tab/><text:tab/>++count;</text:p>
      <text:p text:style-name="P27"><text:tab/>};</text:p>
      <text:p text:style-name="P27">}</text:p>
      <text:p text:style-name="P23">Соответствующий 3-адресный код:</text:p>
      <text:p text:style-name="P28">count := 0</text:p>
      <text:p text:style-name="P27">@L1:</text:p>
      <text:p text:style-name="P27">@t1 := call readi, 0</text:p>
      <text:p text:style-name="P27">@t2 := @t1 &lt; 153</text:p>
      <text:p text:style-name="P27">iffalse @t2 goto @L2</text:p>
      <text:p text:style-name="P27">count := count + 1</text:p>
      <text:p text:style-name="P27">@L2:</text:p>
      <text:p text:style-name="P23"/>
      <text:p text:style-name="P23">Для кода на ЯВУ:</text:p>
      <text:p text:style-name="P28">{</text:p>
      <text:p text:style-name="P27"><text:tab/>print(readf() &gt;= readf());</text:p>
      <text:p text:style-name="P27">}</text:p>
      <text:p text:style-name="P23">3-адресный код:</text:p>
      <text:p text:style-name="P28">@t1 := call readf, 0</text:p>
      <text:p text:style-name="P27">@t2 := call readf, 0</text:p>
      <text:p text:style-name="P27"><text:soft-page-break/>@t3 := @t1 &gt;= @t2</text:p>
      <text:p text:style-name="P27">param @t3</text:p>
      <text:p text:style-name="P27">call print, 1</text:p>
      <text:p text:style-name="P23"/>
      <text:p text:style-name="P23">Код на ЯВУ:</text:p>
      <text:p text:style-name="P28">{</text:p>
      <text:p text:style-name="P27"><text:tab/>hexadecimal numb := readi();</text:p>
      <text:p text:style-name="P27"><text:tab/>binary truncator := 0xf;</text:p>
      <text:p text:style-name="P27"><text:tab/>if numb &amp; truncator &gt; 0xd:</text:p>
      <text:p text:style-name="P27"><text:tab/>{</text:p>
      <text:p text:style-name="P27"><text:tab/><text:tab/>numb := --numb + truncator;</text:p>
      <text:p text:style-name="P27"><text:tab/>}</text:p>
      <text:p text:style-name="P27"><text:tab/>else:</text:p>
      <text:p text:style-name="P27"><text:tab/>{</text:p>
      <text:p text:style-name="P27"><text:tab/><text:tab/>numb := truncator;</text:p>
      <text:p text:style-name="P27"><text:tab/>};</text:p>
      <text:p text:style-name="P27">}</text:p>
      <text:p text:style-name="P23">3-адресный код:</text:p>
      <text:p text:style-name="P28">@t1 := call readi, 0</text:p>
      <text:p text:style-name="P27">numb := @t1</text:p>
      <text:p text:style-name="P27">truncator := 15</text:p>
      <text:p text:style-name="P27">@t2 := numb &amp; truncator</text:p>
      <text:p text:style-name="P27">@t3 := @t2 &gt; 13</text:p>
      <text:p text:style-name="P27">iffalse @t3 goto @L2</text:p>
      <text:p text:style-name="P27">numb := numb - 1</text:p>
      <text:p text:style-name="P27">@t4 := numb + truncator</text:p>
      <text:p text:style-name="P27">numb := @t4</text:p>
      <text:p text:style-name="P27">goto @L1</text:p>
      <text:p text:style-name="P27">@L2:</text:p>
      <text:p text:style-name="P27">numb := truncator</text:p>
      <text:p text:style-name="P27">@L1: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Consolas" svg:font-family="Consolas" style:font-adornments="Bold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Полужир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902in" fo:margin-bottom="0.7862in" fo:margin-left="1.1799in" fo:margin-right="0.3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7M29S</meta:editing-duration>
    <meta:editing-cycles>18</meta:editing-cycles>
    <meta:generator>OpenOffice/4.0.1$Win32 OpenOffice.org_project/401m5$Build-9714</meta:generator>
    <dc:date>2014-04-24T11:03:27.95</dc:date>
    <dc:creator>Konstantin Vasilev</dc:creator>
    <meta:document-statistic meta:table-count="0" meta:image-count="0" meta:object-count="0" meta:page-count="24" meta:paragraph-count="845" meta:word-count="3043" meta:character-count="31739"/>
    <meta:user-defined meta:name="Info 1"/>
    <meta:user-defined meta:name="Info 2"/>
    <meta:user-defined meta:name="Info 3"/>
    <meta:user-defined meta:name="Info 4"/>
  </office:meta>
</office:document-meta>
</file>